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1.344cm"/>
    </style:style>
    <style:style style:name="co4" style:family="table-column">
      <style:table-column-properties fo:break-before="auto" style:column-width="1.976cm"/>
    </style:style>
    <style:style style:name="co5" style:family="table-column">
      <style:table-column-properties fo:break-before="auto" style:column-width="2.279cm"/>
    </style:style>
    <style:style style:name="co6" style:family="table-column">
      <style:table-column-properties fo:break-before="auto" style:column-width="1.18cm"/>
    </style:style>
    <style:style style:name="co7" style:family="table-column">
      <style:table-column-properties fo:break-before="auto" style:column-width="1.087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0.736cm"/>
    </style:style>
    <style:style style:name="co10" style:family="table-column">
      <style:table-column-properties fo:break-before="auto" style:column-width="1.041cm"/>
    </style:style>
    <style:style style:name="co12" style:family="table-column">
      <style:table-column-properties fo:break-before="auto" style:column-width="0.806cm"/>
    </style:style>
    <style:style style:name="co13" style:family="table-column">
      <style:table-column-properties fo:break-before="auto" style:column-width="3.12cm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02cm solid 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3" table:default-cell-style-name="ce2"/>
        <table:table-column table:style-name="co11" table:number-columns-repeated="5" table:default-cell-style-name="Default"/>
        <table:table-row table:style-name="ro2">
          <table:table-cell table:number-columns-repeated="14"/>
          <table:table-cell office:value-type="string">
            <text:p>#GTSRCE</text:p>
          </table:table-cell>
          <table:table-cell table:style-name="Default" office:value-type="string">
            <text:p>label</text:p>
          </table:table-cell>
          <table:table-cell office:value-type="string">
            <text:p>type</text:p>
          </table:table-cell>
          <table:table-cell office:value-type="string">
            <text:p>lat</text:p>
          </table:table-cell>
          <table:table-cell office:value-type="string">
            <text:p>lon</text:p>
          </table:table-cell>
          <table:table-cell office:value-type="string">
            <text:p>z_srce</text:p>
          </table:table-cell>
          <table:table-cell office:value-type="string">
            <text:p>elev</text:p>
          </table:table-cell>
        </table:table-row>
        <table:table-row table:style-name="ro2">
          <table:table-cell table:style-name="ce1" office:value-type="string">
            <text:p>NP</text:p>
          </table:table-cell>
          <table:table-cell office:value-type="float" office:value="8040">
            <text:p>8040</text:p>
          </table:table-cell>
          <table:table-cell office:value-type="float" office:value="61.21349">
            <text:p>61.21349</text:p>
          </table:table-cell>
          <table:table-cell office:value-type="float" office:value="-149.89328">
            <text:p>-149.89328</text:p>
          </table:table-cell>
          <table:table-cell office:value-type="float" office:value="28">
            <text:p>28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D0</text:p>
          </table:table-cell>
          <table:table-cell office:value-type="string">
            <text:p>HN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2];&quot;_&quot;;[.B2];&quot;_&quot;;[.I2])" office:value-type="string" office:string-value="NP_8040_D0">
            <text:p>NP_8040_D0</text:p>
          </table:table-cell>
          <table:table-cell office:value-type="string">
            <text:p>LATLON</text:p>
          </table:table-cell>
          <table:table-cell table:formula="of:=[.C2]" office:value-type="float" office:value="61.21349">
            <text:p>61.21349</text:p>
          </table:table-cell>
          <table:table-cell table:formula="of:=[.D2]" office:value-type="float" office:value="-149.89328">
            <text:p>-149.89328</text:p>
          </table:table-cell>
          <table:table-cell office:value-type="float" office:value="0">
            <text:p>0</text:p>
          </table:table-cell>
          <table:table-cell table:formula="of:=[.E2]/1000" office:value-type="float" office:value="0.028">
            <text:p>0.028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RC01</text:p>
          </table:table-cell>
          <table:table-cell office:value-type="float" office:value="61.088902">
            <text:p>61.088902</text:p>
          </table:table-cell>
          <table:table-cell office:value-type="float" office:value="-149.738998">
            <text:p>-149.738998</text:p>
          </table:table-cell>
          <table:table-cell office:value-type="float" office:value="390">
            <text:p>390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3];&quot;_&quot;;[.B3];&quot;_&quot;;[.I3])" office:value-type="string" office:string-value="AK_RC01_--">
            <text:p>AK_RC01_--</text:p>
          </table:table-cell>
          <table:table-cell office:value-type="string">
            <text:p>LATLON</text:p>
          </table:table-cell>
          <table:table-cell table:formula="of:=[.C3]" office:value-type="float" office:value="61.088902">
            <text:p>61.088902</text:p>
          </table:table-cell>
          <table:table-cell table:formula="of:=[.D3]" office:value-type="float" office:value="-149.738998">
            <text:p>-149.738998</text:p>
          </table:table-cell>
          <table:table-cell office:value-type="float" office:value="0">
            <text:p>0</text:p>
          </table:table-cell>
          <table:table-cell table:formula="of:=[.E3]/1000" office:value-type="float" office:value="0.39">
            <text:p>0.39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PMR</text:p>
          </table:table-cell>
          <table:table-cell office:value-type="float" office:value="61.592201">
            <text:p>61.592201</text:p>
          </table:table-cell>
          <table:table-cell office:value-type="float" office:value="-149.130798">
            <text:p>-149.130798</text:p>
          </table:table-cell>
          <table:table-cell office:value-type="float" office:value="100">
            <text:p>100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4];&quot;_&quot;;[.B4];&quot;_&quot;;[.I4])" office:value-type="string" office:string-value="AT_PMR_--">
            <text:p>AT_PMR_--</text:p>
          </table:table-cell>
          <table:table-cell office:value-type="string">
            <text:p>LATLON</text:p>
          </table:table-cell>
          <table:table-cell table:formula="of:=[.C4]" office:value-type="float" office:value="61.592201">
            <text:p>61.592201</text:p>
          </table:table-cell>
          <table:table-cell table:formula="of:=[.D4]" office:value-type="float" office:value="-149.130798">
            <text:p>-149.130798</text:p>
          </table:table-cell>
          <table:table-cell office:value-type="float" office:value="0">
            <text:p>0</text:p>
          </table:table-cell>
          <table:table-cell table:formula="of:=[.E4]/1000" office:value-type="float" office:value="0.1">
            <text:p>0.1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SSN</text:p>
          </table:table-cell>
          <table:table-cell office:value-type="float" office:value="61.4636">
            <text:p>61.4636</text:p>
          </table:table-cell>
          <table:table-cell office:value-type="float" office:value="-150.746704">
            <text:p>-150.746704</text:p>
          </table:table-cell>
          <table:table-cell office:value-type="float" office:value="1306">
            <text:p>1306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5];&quot;_&quot;;[.B5];&quot;_&quot;;[.I5])" office:value-type="string" office:string-value="AK_SSN_--">
            <text:p>AK_SSN_--</text:p>
          </table:table-cell>
          <table:table-cell office:value-type="string">
            <text:p>LATLON</text:p>
          </table:table-cell>
          <table:table-cell table:formula="of:=[.C5]" office:value-type="float" office:value="61.4636">
            <text:p>61.4636</text:p>
          </table:table-cell>
          <table:table-cell table:formula="of:=[.D5]" office:value-type="float" office:value="-150.746704">
            <text:p>-150.746704</text:p>
          </table:table-cell>
          <table:table-cell office:value-type="float" office:value="0">
            <text:p>0</text:p>
          </table:table-cell>
          <table:table-cell table:formula="of:=[.E5]/1000" office:value-type="float" office:value="1.306">
            <text:p>1.306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GHO</text:p>
          </table:table-cell>
          <table:table-cell office:value-type="float" office:value="61.771">
            <text:p>61.771</text:p>
          </table:table-cell>
          <table:table-cell office:value-type="float" office:value="-148.925995">
            <text:p>-148.925995</text:p>
          </table:table-cell>
          <table:table-cell office:value-type="float" office:value="1032">
            <text:p>1032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6];&quot;_&quot;;[.B6];&quot;_&quot;;[.I6])" office:value-type="string" office:string-value="AK_GHO_--">
            <text:p>AK_GHO_--</text:p>
          </table:table-cell>
          <table:table-cell office:value-type="string">
            <text:p>LATLON</text:p>
          </table:table-cell>
          <table:table-cell table:formula="of:=[.C6]" office:value-type="float" office:value="61.771">
            <text:p>61.771</text:p>
          </table:table-cell>
          <table:table-cell table:formula="of:=[.D6]" office:value-type="float" office:value="-148.925995">
            <text:p>-148.925995</text:p>
          </table:table-cell>
          <table:table-cell office:value-type="float" office:value="0">
            <text:p>0</text:p>
          </table:table-cell>
          <table:table-cell table:formula="of:=[.E6]/1000" office:value-type="float" office:value="1.032">
            <text:p>1.032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KNK</text:p>
          </table:table-cell>
          <table:table-cell office:value-type="float" office:value="61.413101">
            <text:p>61.413101</text:p>
          </table:table-cell>
          <table:table-cell office:value-type="float" office:value="-148.458496">
            <text:p>-148.458496</text:p>
          </table:table-cell>
          <table:table-cell office:value-type="float" office:value="598">
            <text:p>598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7];&quot;_&quot;;[.B7];&quot;_&quot;;[.I7])" office:value-type="string" office:string-value="AK_KNK_--">
            <text:p>AK_KNK_--</text:p>
          </table:table-cell>
          <table:table-cell office:value-type="string">
            <text:p>LATLON</text:p>
          </table:table-cell>
          <table:table-cell table:formula="of:=[.C7]" office:value-type="float" office:value="61.413101">
            <text:p>61.413101</text:p>
          </table:table-cell>
          <table:table-cell table:formula="of:=[.D7]" office:value-type="float" office:value="-148.458496">
            <text:p>-148.458496</text:p>
          </table:table-cell>
          <table:table-cell office:value-type="float" office:value="0">
            <text:p>0</text:p>
          </table:table-cell>
          <table:table-cell table:formula="of:=[.E7]/1000" office:value-type="float" office:value="0.598">
            <text:p>0.598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CAPN</text:p>
          </table:table-cell>
          <table:table-cell office:value-type="float" office:value="60.768299">
            <text:p>60.768299</text:p>
          </table:table-cell>
          <table:table-cell office:value-type="float" office:value="-151.1539">
            <text:p>-151.1539</text:p>
          </table:table-cell>
          <table:table-cell office:value-type="float" office:value="47">
            <text:p>47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8];&quot;_&quot;;[.B8];&quot;_&quot;;[.I8])" office:value-type="string" office:string-value="AK_CAPN_--">
            <text:p>AK_CAPN_--</text:p>
          </table:table-cell>
          <table:table-cell office:value-type="string">
            <text:p>LATLON</text:p>
          </table:table-cell>
          <table:table-cell table:formula="of:=[.C8]" office:value-type="float" office:value="60.768299">
            <text:p>60.768299</text:p>
          </table:table-cell>
          <table:table-cell table:formula="of:=[.D8]" office:value-type="float" office:value="-151.1539">
            <text:p>-151.1539</text:p>
          </table:table-cell>
          <table:table-cell office:value-type="float" office:value="0">
            <text:p>0</text:p>
          </table:table-cell>
          <table:table-cell table:formula="of:=[.E8]/1000" office:value-type="float" office:value="0.047">
            <text:p>0.047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SLK</text:p>
          </table:table-cell>
          <table:table-cell office:value-type="float" office:value="60.5117">
            <text:p>60.5117</text:p>
          </table:table-cell>
          <table:table-cell office:value-type="float" office:value="-150.223099">
            <text:p>-150.223099</text:p>
          </table:table-cell>
          <table:table-cell office:value-type="float" office:value="655">
            <text:p>655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9];&quot;_&quot;;[.B9];&quot;_&quot;;[.I9])" office:value-type="string" office:string-value="AK_SLK_--">
            <text:p>AK_SLK_--</text:p>
          </table:table-cell>
          <table:table-cell office:value-type="string">
            <text:p>LATLON</text:p>
          </table:table-cell>
          <table:table-cell table:formula="of:=[.C9]" office:value-type="float" office:value="60.5117">
            <text:p>60.5117</text:p>
          </table:table-cell>
          <table:table-cell table:formula="of:=[.D9]" office:value-type="float" office:value="-150.223099">
            <text:p>-150.223099</text:p>
          </table:table-cell>
          <table:table-cell office:value-type="float" office:value="0">
            <text:p>0</text:p>
          </table:table-cell>
          <table:table-cell table:formula="of:=[.E9]/1000" office:value-type="float" office:value="0.655">
            <text:p>0.655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SPBL</text:p>
          </table:table-cell>
          <table:table-cell office:value-type="float" office:value="61.3764">
            <text:p>61.3764</text:p>
          </table:table-cell>
          <table:table-cell office:value-type="float" office:value="-151.894699">
            <text:p>-151.894699</text:p>
          </table:table-cell>
          <table:table-cell office:value-type="float" office:value="927">
            <text:p>927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10];&quot;_&quot;;[.B10];&quot;_&quot;;[.I10])" office:value-type="string" office:string-value="AV_SPBL_--">
            <text:p>AV_SPBL_--</text:p>
          </table:table-cell>
          <table:table-cell office:value-type="string">
            <text:p>LATLON</text:p>
          </table:table-cell>
          <table:table-cell table:formula="of:=[.C10]" office:value-type="float" office:value="61.3764">
            <text:p>61.3764</text:p>
          </table:table-cell>
          <table:table-cell table:formula="of:=[.D10]" office:value-type="float" office:value="-151.894699">
            <text:p>-151.894699</text:p>
          </table:table-cell>
          <table:table-cell office:value-type="float" office:value="0">
            <text:p>0</text:p>
          </table:table-cell>
          <table:table-cell table:formula="of:=[.E10]/1000" office:value-type="float" office:value="0.927">
            <text:p>0.927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STLK</text:p>
          </table:table-cell>
          <table:table-cell office:value-type="float" office:value="61.498199">
            <text:p>61.498199</text:p>
          </table:table-cell>
          <table:table-cell office:value-type="float" office:value="-151.8349">
            <text:p>-151.8349</text:p>
          </table:table-cell>
          <table:table-cell office:value-type="float" office:value="945">
            <text:p>945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11];&quot;_&quot;;[.B11];&quot;_&quot;;[.I11])" office:value-type="string" office:string-value="AV_STLK_--">
            <text:p>AV_STLK_--</text:p>
          </table:table-cell>
          <table:table-cell office:value-type="string">
            <text:p>LATLON</text:p>
          </table:table-cell>
          <table:table-cell table:formula="of:=[.C11]" office:value-type="float" office:value="61.498199">
            <text:p>61.498199</text:p>
          </table:table-cell>
          <table:table-cell table:formula="of:=[.D11]" office:value-type="float" office:value="-151.8349">
            <text:p>-151.8349</text:p>
          </table:table-cell>
          <table:table-cell office:value-type="float" office:value="0">
            <text:p>0</text:p>
          </table:table-cell>
          <table:table-cell table:formula="of:=[.E11]/1000" office:value-type="float" office:value="0.945">
            <text:p>0.945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PWL</text:p>
          </table:table-cell>
          <table:table-cell office:value-type="float" office:value="60.858398">
            <text:p>60.858398</text:p>
          </table:table-cell>
          <table:table-cell office:value-type="float" office:value="-148.333405">
            <text:p>-148.333405</text:p>
          </table:table-cell>
          <table:table-cell office:value-type="float" office:value="550">
            <text:p>550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HN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12];&quot;_&quot;;[.B12];&quot;_&quot;;[.I12])" office:value-type="string" office:string-value="AK_PWL_--">
            <text:p>AK_PWL_--</text:p>
          </table:table-cell>
          <table:table-cell office:value-type="string">
            <text:p>LATLON</text:p>
          </table:table-cell>
          <table:table-cell table:formula="of:=[.C12]" office:value-type="float" office:value="60.858398">
            <text:p>60.858398</text:p>
          </table:table-cell>
          <table:table-cell table:formula="of:=[.D12]" office:value-type="float" office:value="-148.333405">
            <text:p>-148.333405</text:p>
          </table:table-cell>
          <table:table-cell office:value-type="float" office:value="0">
            <text:p>0</text:p>
          </table:table-cell>
          <table:table-cell table:formula="of:=[.E12]/1000" office:value-type="float" office:value="0.55">
            <text:p>0.55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SAW</text:p>
          </table:table-cell>
          <table:table-cell office:value-type="float" office:value="61.806999">
            <text:p>61.806999</text:p>
          </table:table-cell>
          <table:table-cell office:value-type="float" office:value="-148.331604">
            <text:p>-148.331604</text:p>
          </table:table-cell>
          <table:table-cell office:value-type="float" office:value="781">
            <text:p>781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13];&quot;_&quot;;[.B13];&quot;_&quot;;[.I13])" office:value-type="string" office:string-value="AK_SAW_--">
            <text:p>AK_SAW_--</text:p>
          </table:table-cell>
          <table:table-cell office:value-type="string">
            <text:p>LATLON</text:p>
          </table:table-cell>
          <table:table-cell table:formula="of:=[.C13]" office:value-type="float" office:value="61.806999">
            <text:p>61.806999</text:p>
          </table:table-cell>
          <table:table-cell table:formula="of:=[.D13]" office:value-type="float" office:value="-148.331604">
            <text:p>-148.331604</text:p>
          </table:table-cell>
          <table:table-cell office:value-type="float" office:value="0">
            <text:p>0</text:p>
          </table:table-cell>
          <table:table-cell table:formula="of:=[.E13]/1000" office:value-type="float" office:value="0.781">
            <text:p>0.781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SPCG</text:p>
          </table:table-cell>
          <table:table-cell office:value-type="float" office:value="61.291302">
            <text:p>61.291302</text:p>
          </table:table-cell>
          <table:table-cell office:value-type="float" office:value="-152.022797">
            <text:p>-152.022797</text:p>
          </table:table-cell>
          <table:table-cell office:value-type="float" office:value="1329">
            <text:p>1329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14];&quot;_&quot;;[.B14];&quot;_&quot;;[.I14])" office:value-type="string" office:string-value="AV_SPCG_--">
            <text:p>AV_SPCG_--</text:p>
          </table:table-cell>
          <table:table-cell office:value-type="string">
            <text:p>LATLON</text:p>
          </table:table-cell>
          <table:table-cell table:formula="of:=[.C14]" office:value-type="float" office:value="61.291302">
            <text:p>61.291302</text:p>
          </table:table-cell>
          <table:table-cell table:formula="of:=[.D14]" office:value-type="float" office:value="-152.022797">
            <text:p>-152.022797</text:p>
          </table:table-cell>
          <table:table-cell office:value-type="float" office:value="0">
            <text:p>0</text:p>
          </table:table-cell>
          <table:table-cell table:formula="of:=[.E14]/1000" office:value-type="float" office:value="1.329">
            <text:p>1.329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SKN</text:p>
          </table:table-cell>
          <table:table-cell office:value-type="float" office:value="61.98">
            <text:p>61.98</text:p>
          </table:table-cell>
          <table:table-cell office:value-type="float" office:value="-151.531693">
            <text:p>-151.531693</text:p>
          </table:table-cell>
          <table:table-cell office:value-type="float" office:value="581">
            <text:p>581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15];&quot;_&quot;;[.B15];&quot;_&quot;;[.I15])" office:value-type="string" office:string-value="AK_SKN_--">
            <text:p>AK_SKN_--</text:p>
          </table:table-cell>
          <table:table-cell office:value-type="string">
            <text:p>LATLON</text:p>
          </table:table-cell>
          <table:table-cell table:formula="of:=[.C15]" office:value-type="float" office:value="61.98">
            <text:p>61.98</text:p>
          </table:table-cell>
          <table:table-cell table:formula="of:=[.D15]" office:value-type="float" office:value="-151.531693">
            <text:p>-151.531693</text:p>
          </table:table-cell>
          <table:table-cell office:value-type="float" office:value="0">
            <text:p>0</text:p>
          </table:table-cell>
          <table:table-cell table:formula="of:=[.E15]/1000" office:value-type="float" office:value="0.581">
            <text:p>0.581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SPCP</text:p>
          </table:table-cell>
          <table:table-cell office:value-type="float" office:value="61.265499">
            <text:p>61.265499</text:p>
          </table:table-cell>
          <table:table-cell office:value-type="float" office:value="-152.154999">
            <text:p>-152.154999</text:p>
          </table:table-cell>
          <table:table-cell office:value-type="float" office:value="1616">
            <text:p>1616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16];&quot;_&quot;;[.B16];&quot;_&quot;;[.I16])" office:value-type="string" office:string-value="AV_SPCP_--">
            <text:p>AV_SPCP_--</text:p>
          </table:table-cell>
          <table:table-cell office:value-type="string">
            <text:p>LATLON</text:p>
          </table:table-cell>
          <table:table-cell table:formula="of:=[.C16]" office:value-type="float" office:value="61.265499">
            <text:p>61.265499</text:p>
          </table:table-cell>
          <table:table-cell table:formula="of:=[.D16]" office:value-type="float" office:value="-152.154999">
            <text:p>-152.154999</text:p>
          </table:table-cell>
          <table:table-cell office:value-type="float" office:value="0">
            <text:p>0</text:p>
          </table:table-cell>
          <table:table-cell table:formula="of:=[.E16]/1000" office:value-type="float" office:value="1.616">
            <text:p>1.616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CUT</text:p>
          </table:table-cell>
          <table:table-cell office:value-type="float" office:value="62.4058">
            <text:p>62.4058</text:p>
          </table:table-cell>
          <table:table-cell office:value-type="float" office:value="-150.262497">
            <text:p>-150.262497</text:p>
          </table:table-cell>
          <table:table-cell office:value-type="float" office:value="574">
            <text:p>574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17];&quot;_&quot;;[.B17];&quot;_&quot;;[.I17])" office:value-type="string" office:string-value="AK_CUT_--">
            <text:p>AK_CUT_--</text:p>
          </table:table-cell>
          <table:table-cell office:value-type="string">
            <text:p>LATLON</text:p>
          </table:table-cell>
          <table:table-cell table:formula="of:=[.C17]" office:value-type="float" office:value="62.4058">
            <text:p>62.4058</text:p>
          </table:table-cell>
          <table:table-cell table:formula="of:=[.D17]" office:value-type="float" office:value="-150.262497">
            <text:p>-150.262497</text:p>
          </table:table-cell>
          <table:table-cell office:value-type="float" office:value="0">
            <text:p>0</text:p>
          </table:table-cell>
          <table:table-cell table:formula="of:=[.E17]/1000" office:value-type="float" office:value="0.574">
            <text:p>0.574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SPCN</text:p>
          </table:table-cell>
          <table:table-cell office:value-type="float" office:value="61.2244">
            <text:p>61.2244</text:p>
          </table:table-cell>
          <table:table-cell office:value-type="float" office:value="-152.185394">
            <text:p>-152.185394</text:p>
          </table:table-cell>
          <table:table-cell office:value-type="float" office:value="735">
            <text:p>735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18];&quot;_&quot;;[.B18];&quot;_&quot;;[.I18])" office:value-type="string" office:string-value="AV_SPCN_--">
            <text:p>AV_SPCN_--</text:p>
          </table:table-cell>
          <table:table-cell office:value-type="string">
            <text:p>LATLON</text:p>
          </table:table-cell>
          <table:table-cell table:formula="of:=[.C18]" office:value-type="float" office:value="61.2244">
            <text:p>61.2244</text:p>
          </table:table-cell>
          <table:table-cell table:formula="of:=[.D18]" office:value-type="float" office:value="-152.185394">
            <text:p>-152.185394</text:p>
          </table:table-cell>
          <table:table-cell office:value-type="float" office:value="0">
            <text:p>0</text:p>
          </table:table-cell>
          <table:table-cell table:formula="of:=[.E18]/1000" office:value-type="float" office:value="0.735">
            <text:p>0.735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SPCR</text:p>
          </table:table-cell>
          <table:table-cell office:value-type="float" office:value="61.200298">
            <text:p>61.200298</text:p>
          </table:table-cell>
          <table:table-cell office:value-type="float" office:value="-152.209106">
            <text:p>-152.209106</text:p>
          </table:table-cell>
          <table:table-cell office:value-type="float" office:value="984">
            <text:p>984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19];&quot;_&quot;;[.B19];&quot;_&quot;;[.I19])" office:value-type="string" office:string-value="AV_SPCR_--">
            <text:p>AV_SPCR_--</text:p>
          </table:table-cell>
          <table:table-cell office:value-type="string">
            <text:p>LATLON</text:p>
          </table:table-cell>
          <table:table-cell table:formula="of:=[.C19]" office:value-type="float" office:value="61.200298">
            <text:p>61.200298</text:p>
          </table:table-cell>
          <table:table-cell table:formula="of:=[.D19]" office:value-type="float" office:value="-152.209106">
            <text:p>-152.209106</text:p>
          </table:table-cell>
          <table:table-cell office:value-type="float" office:value="0">
            <text:p>0</text:p>
          </table:table-cell>
          <table:table-cell table:formula="of:=[.E19]/1000" office:value-type="float" office:value="0.984">
            <text:p>0.984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SPCL</text:p>
          </table:table-cell>
          <table:table-cell office:value-type="float" office:value="61.195599">
            <text:p>61.195599</text:p>
          </table:table-cell>
          <table:table-cell office:value-type="float" office:value="-152.339905">
            <text:p>-152.339905</text:p>
          </table:table-cell>
          <table:table-cell office:value-type="float" office:value="1274">
            <text:p>1274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20];&quot;_&quot;;[.B20];&quot;_&quot;;[.I20])" office:value-type="string" office:string-value="AV_SPCL_--">
            <text:p>AV_SPCL_--</text:p>
          </table:table-cell>
          <table:table-cell office:value-type="string">
            <text:p>LATLON</text:p>
          </table:table-cell>
          <table:table-cell table:formula="of:=[.C20]" office:value-type="float" office:value="61.195599">
            <text:p>61.195599</text:p>
          </table:table-cell>
          <table:table-cell table:formula="of:=[.D20]" office:value-type="float" office:value="-152.339905">
            <text:p>-152.339905</text:p>
          </table:table-cell>
          <table:table-cell office:value-type="float" office:value="0">
            <text:p>0</text:p>
          </table:table-cell>
          <table:table-cell table:formula="of:=[.E20]/1000" office:value-type="float" office:value="1.274">
            <text:p>1.274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SPWE</text:p>
          </table:table-cell>
          <table:table-cell office:value-type="float" office:value="61.27346">
            <text:p>61.27346</text:p>
          </table:table-cell>
          <table:table-cell office:value-type="float" office:value="-152.559006">
            <text:p>-152.559006</text:p>
          </table:table-cell>
          <table:table-cell office:value-type="float" office:value="1317">
            <text:p>1317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21];&quot;_&quot;;[.B21];&quot;_&quot;;[.I21])" office:value-type="string" office:string-value="AV_SPWE_--">
            <text:p>AV_SPWE_--</text:p>
          </table:table-cell>
          <table:table-cell office:value-type="string">
            <text:p>LATLON</text:p>
          </table:table-cell>
          <table:table-cell table:formula="of:=[.C21]" office:value-type="float" office:value="61.27346">
            <text:p>61.27346</text:p>
          </table:table-cell>
          <table:table-cell table:formula="of:=[.D21]" office:value-type="float" office:value="-152.559006">
            <text:p>-152.559006</text:p>
          </table:table-cell>
          <table:table-cell office:value-type="float" office:value="0">
            <text:p>0</text:p>
          </table:table-cell>
          <table:table-cell table:formula="of:=[.E21]/1000" office:value-type="float" office:value="1.317">
            <text:p>1.317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SWD</text:p>
          </table:table-cell>
          <table:table-cell office:value-type="float" office:value="60.104301">
            <text:p>60.104301</text:p>
          </table:table-cell>
          <table:table-cell office:value-type="float" office:value="-149.452606">
            <text:p>-149.452606</text:p>
          </table:table-cell>
          <table:table-cell office:value-type="float" office:value="77">
            <text:p>77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22];&quot;_&quot;;[.B22];&quot;_&quot;;[.I22])" office:value-type="string" office:string-value="AK_SWD_--">
            <text:p>AK_SWD_--</text:p>
          </table:table-cell>
          <table:table-cell office:value-type="string">
            <text:p>LATLON</text:p>
          </table:table-cell>
          <table:table-cell table:formula="of:=[.C22]" office:value-type="float" office:value="60.104301">
            <text:p>60.104301</text:p>
          </table:table-cell>
          <table:table-cell table:formula="of:=[.D22]" office:value-type="float" office:value="-149.452606">
            <text:p>-149.452606</text:p>
          </table:table-cell>
          <table:table-cell office:value-type="float" office:value="0">
            <text:p>0</text:p>
          </table:table-cell>
          <table:table-cell table:formula="of:=[.E22]/1000" office:value-type="float" office:value="0.077">
            <text:p>0.077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SPNN</text:p>
          </table:table-cell>
          <table:table-cell office:value-type="float" office:value="61.366199">
            <text:p>61.366199</text:p>
          </table:table-cell>
          <table:table-cell office:value-type="float" office:value="-152.701202">
            <text:p>-152.701202</text:p>
          </table:table-cell>
          <table:table-cell office:value-type="float" office:value="1666">
            <text:p>1666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23];&quot;_&quot;;[.B23];&quot;_&quot;;[.I23])" office:value-type="string" office:string-value="AV_SPNN_--">
            <text:p>AV_SPNN_--</text:p>
          </table:table-cell>
          <table:table-cell office:value-type="string">
            <text:p>LATLON</text:p>
          </table:table-cell>
          <table:table-cell table:formula="of:=[.C23]" office:value-type="float" office:value="61.366199">
            <text:p>61.366199</text:p>
          </table:table-cell>
          <table:table-cell table:formula="of:=[.D23]" office:value-type="float" office:value="-152.701202">
            <text:p>-152.701202</text:p>
          </table:table-cell>
          <table:table-cell office:value-type="float" office:value="0">
            <text:p>0</text:p>
          </table:table-cell>
          <table:table-cell table:formula="of:=[.E23]/1000" office:value-type="float" office:value="1.666">
            <text:p>1.666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SCM</text:p>
          </table:table-cell>
          <table:table-cell office:value-type="float" office:value="61.832001">
            <text:p>61.832001</text:p>
          </table:table-cell>
          <table:table-cell office:value-type="float" office:value="-147.328995">
            <text:p>-147.328995</text:p>
          </table:table-cell>
          <table:table-cell office:value-type="float" office:value="1050">
            <text:p>1050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24];&quot;_&quot;;[.B24];&quot;_&quot;;[.I24])" office:value-type="string" office:string-value="AK_SCM_--">
            <text:p>AK_SCM_--</text:p>
          </table:table-cell>
          <table:table-cell office:value-type="string">
            <text:p>LATLON</text:p>
          </table:table-cell>
          <table:table-cell table:formula="of:=[.C24]" office:value-type="float" office:value="61.832001">
            <text:p>61.832001</text:p>
          </table:table-cell>
          <table:table-cell table:formula="of:=[.D24]" office:value-type="float" office:value="-147.328995">
            <text:p>-147.328995</text:p>
          </table:table-cell>
          <table:table-cell office:value-type="float" office:value="0">
            <text:p>0</text:p>
          </table:table-cell>
          <table:table-cell table:formula="of:=[.E24]/1000" office:value-type="float" office:value="1.05">
            <text:p>1.05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RDT</text:p>
          </table:table-cell>
          <table:table-cell office:value-type="float" office:value="60.572601">
            <text:p>60.572601</text:p>
          </table:table-cell>
          <table:table-cell office:value-type="float" office:value="-152.407501">
            <text:p>-152.407501</text:p>
          </table:table-cell>
          <table:table-cell office:value-type="float" office:value="930">
            <text:p>930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25];&quot;_&quot;;[.B25];&quot;_&quot;;[.I25])" office:value-type="string" office:string-value="AV_RDT_--">
            <text:p>AV_RDT_--</text:p>
          </table:table-cell>
          <table:table-cell office:value-type="string">
            <text:p>LATLON</text:p>
          </table:table-cell>
          <table:table-cell table:formula="of:=[.C25]" office:value-type="float" office:value="60.572601">
            <text:p>60.572601</text:p>
          </table:table-cell>
          <table:table-cell table:formula="of:=[.D25]" office:value-type="float" office:value="-152.407501">
            <text:p>-152.407501</text:p>
          </table:table-cell>
          <table:table-cell office:value-type="float" office:value="0">
            <text:p>0</text:p>
          </table:table-cell>
          <table:table-cell table:formula="of:=[.E25]/1000" office:value-type="float" office:value="0.93">
            <text:p>0.93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GLI</text:p>
          </table:table-cell>
          <table:table-cell office:value-type="float" office:value="60.8792">
            <text:p>60.8792</text:p>
          </table:table-cell>
          <table:table-cell office:value-type="float" office:value="-147.095901">
            <text:p>-147.095901</text:p>
          </table:table-cell>
          <table:table-cell office:value-type="float" office:value="430">
            <text:p>430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HN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26];&quot;_&quot;;[.B26];&quot;_&quot;;[.I26])" office:value-type="string" office:string-value="AK_GLI_--">
            <text:p>AK_GLI_--</text:p>
          </table:table-cell>
          <table:table-cell office:value-type="string">
            <text:p>LATLON</text:p>
          </table:table-cell>
          <table:table-cell table:formula="of:=[.C26]" office:value-type="float" office:value="60.8792">
            <text:p>60.8792</text:p>
          </table:table-cell>
          <table:table-cell table:formula="of:=[.D26]" office:value-type="float" office:value="-147.095901">
            <text:p>-147.095901</text:p>
          </table:table-cell>
          <table:table-cell office:value-type="float" office:value="0">
            <text:p>0</text:p>
          </table:table-cell>
          <table:table-cell table:formula="of:=[.E26]/1000" office:value-type="float" office:value="0.43">
            <text:p>0.43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RDJH</text:p>
          </table:table-cell>
          <table:table-cell office:value-type="float" office:value="60.5905">
            <text:p>60.5905</text:p>
          </table:table-cell>
          <table:table-cell office:value-type="float" office:value="-152.805801">
            <text:p>-152.805801</text:p>
          </table:table-cell>
          <table:table-cell office:value-type="float" office:value="1414">
            <text:p>1414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27];&quot;_&quot;;[.B27];&quot;_&quot;;[.I27])" office:value-type="string" office:string-value="AV_RDJH_--">
            <text:p>AV_RDJH_--</text:p>
          </table:table-cell>
          <table:table-cell office:value-type="string">
            <text:p>LATLON</text:p>
          </table:table-cell>
          <table:table-cell table:formula="of:=[.C27]" office:value-type="float" office:value="60.5905">
            <text:p>60.5905</text:p>
          </table:table-cell>
          <table:table-cell table:formula="of:=[.D27]" office:value-type="float" office:value="-152.805801">
            <text:p>-152.805801</text:p>
          </table:table-cell>
          <table:table-cell office:value-type="float" office:value="0">
            <text:p>0</text:p>
          </table:table-cell>
          <table:table-cell table:formula="of:=[.E27]/1000" office:value-type="float" office:value="1.414">
            <text:p>1.414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RDSO</text:p>
          </table:table-cell>
          <table:table-cell office:value-type="float" office:value="60.453602">
            <text:p>60.453602</text:p>
          </table:table-cell>
          <table:table-cell office:value-type="float" office:value="-152.742996">
            <text:p>-152.742996</text:p>
          </table:table-cell>
          <table:table-cell office:value-type="float" office:value="1557">
            <text:p>1557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28];&quot;_&quot;;[.B28];&quot;_&quot;;[.I28])" office:value-type="string" office:string-value="AV_RDSO_--">
            <text:p>AV_RDSO_--</text:p>
          </table:table-cell>
          <table:table-cell office:value-type="string">
            <text:p>LATLON</text:p>
          </table:table-cell>
          <table:table-cell table:formula="of:=[.C28]" office:value-type="float" office:value="60.453602">
            <text:p>60.453602</text:p>
          </table:table-cell>
          <table:table-cell table:formula="of:=[.D28]" office:value-type="float" office:value="-152.742996">
            <text:p>-152.742996</text:p>
          </table:table-cell>
          <table:table-cell office:value-type="float" office:value="0">
            <text:p>0</text:p>
          </table:table-cell>
          <table:table-cell table:formula="of:=[.E28]/1000" office:value-type="float" office:value="1.557">
            <text:p>1.557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BRSE</text:p>
          </table:table-cell>
          <table:table-cell office:value-type="float" office:value="59.741699">
            <text:p>59.741699</text:p>
          </table:table-cell>
          <table:table-cell office:value-type="float" office:value="-150.741394">
            <text:p>-150.741394</text:p>
          </table:table-cell>
          <table:table-cell office:value-type="float" office:value="541">
            <text:p>541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29];&quot;_&quot;;[.B29];&quot;_&quot;;[.I29])" office:value-type="string" office:string-value="AK_BRSE_--">
            <text:p>AK_BRSE_--</text:p>
          </table:table-cell>
          <table:table-cell office:value-type="string">
            <text:p>LATLON</text:p>
          </table:table-cell>
          <table:table-cell table:formula="of:=[.C29]" office:value-type="float" office:value="59.741699">
            <text:p>59.741699</text:p>
          </table:table-cell>
          <table:table-cell table:formula="of:=[.D29]" office:value-type="float" office:value="-150.741394">
            <text:p>-150.741394</text:p>
          </table:table-cell>
          <table:table-cell office:value-type="float" office:value="0">
            <text:p>0</text:p>
          </table:table-cell>
          <table:table-cell table:formula="of:=[.E29]/1000" office:value-type="float" office:value="0.541">
            <text:p>0.541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WAT6</text:p>
          </table:table-cell>
          <table:table-cell office:value-type="float" office:value="62.580799">
            <text:p>62.580799</text:p>
          </table:table-cell>
          <table:table-cell office:value-type="float" office:value="-147.740005">
            <text:p>-147.740005</text:p>
          </table:table-cell>
          <table:table-cell office:value-type="float" office:value="1681">
            <text:p>1681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30];&quot;_&quot;;[.B30];&quot;_&quot;;[.I30])" office:value-type="string" office:string-value="AK_WAT6_--">
            <text:p>AK_WAT6_--</text:p>
          </table:table-cell>
          <table:table-cell office:value-type="string">
            <text:p>LATLON</text:p>
          </table:table-cell>
          <table:table-cell table:formula="of:=[.C30]" office:value-type="float" office:value="62.580799">
            <text:p>62.580799</text:p>
          </table:table-cell>
          <table:table-cell table:formula="of:=[.D30]" office:value-type="float" office:value="-147.740005">
            <text:p>-147.740005</text:p>
          </table:table-cell>
          <table:table-cell office:value-type="float" office:value="0">
            <text:p>0</text:p>
          </table:table-cell>
          <table:table-cell table:formula="of:=[.E30]/1000" office:value-type="float" office:value="1.681">
            <text:p>1.681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WAT7</text:p>
          </table:table-cell>
          <table:table-cell office:value-type="float" office:value="62.833099">
            <text:p>62.833099</text:p>
          </table:table-cell>
          <table:table-cell office:value-type="float" office:value="-148.847595">
            <text:p>-148.847595</text:p>
          </table:table-cell>
          <table:table-cell office:value-type="float" office:value="1232">
            <text:p>1232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31];&quot;_&quot;;[.B31];&quot;_&quot;;[.I31])" office:value-type="string" office:string-value="AK_WAT7_--">
            <text:p>AK_WAT7_--</text:p>
          </table:table-cell>
          <table:table-cell office:value-type="string">
            <text:p>LATLON</text:p>
          </table:table-cell>
          <table:table-cell table:formula="of:=[.C31]" office:value-type="float" office:value="62.833099">
            <text:p>62.833099</text:p>
          </table:table-cell>
          <table:table-cell table:formula="of:=[.D31]" office:value-type="float" office:value="-148.847595">
            <text:p>-148.847595</text:p>
          </table:table-cell>
          <table:table-cell office:value-type="float" office:value="0">
            <text:p>0</text:p>
          </table:table-cell>
          <table:table-cell table:formula="of:=[.E31]/1000" office:value-type="float" office:value="1.232">
            <text:p>1.232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RDWB</text:p>
          </table:table-cell>
          <table:table-cell office:value-type="float" office:value="60.487499">
            <text:p>60.487499</text:p>
          </table:table-cell>
          <table:table-cell office:value-type="float" office:value="-152.842499">
            <text:p>-152.842499</text:p>
          </table:table-cell>
          <table:table-cell office:value-type="float" office:value="1546">
            <text:p>1546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32];&quot;_&quot;;[.B32];&quot;_&quot;;[.I32])" office:value-type="string" office:string-value="AV_RDWB_--">
            <text:p>AV_RDWB_--</text:p>
          </table:table-cell>
          <table:table-cell office:value-type="string">
            <text:p>LATLON</text:p>
          </table:table-cell>
          <table:table-cell table:formula="of:=[.C32]" office:value-type="float" office:value="60.487499">
            <text:p>60.487499</text:p>
          </table:table-cell>
          <table:table-cell table:formula="of:=[.D32]" office:value-type="float" office:value="-152.842499">
            <text:p>-152.842499</text:p>
          </table:table-cell>
          <table:table-cell office:value-type="float" office:value="0">
            <text:p>0</text:p>
          </table:table-cell>
          <table:table-cell table:formula="of:=[.E32]/1000" office:value-type="float" office:value="1.546">
            <text:p>1.546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RED</text:p>
          </table:table-cell>
          <table:table-cell office:value-type="float" office:value="60.419601">
            <text:p>60.419601</text:p>
          </table:table-cell>
          <table:table-cell office:value-type="float" office:value="-152.7742">
            <text:p>-152.7742</text:p>
          </table:table-cell>
          <table:table-cell office:value-type="float" office:value="1071">
            <text:p>1071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33];&quot;_&quot;;[.B33];&quot;_&quot;;[.I33])" office:value-type="string" office:string-value="AV_RED_--">
            <text:p>AV_RED_--</text:p>
          </table:table-cell>
          <table:table-cell office:value-type="string">
            <text:p>LATLON</text:p>
          </table:table-cell>
          <table:table-cell table:formula="of:=[.C33]" office:value-type="float" office:value="60.419601">
            <text:p>60.419601</text:p>
          </table:table-cell>
          <table:table-cell table:formula="of:=[.D33]" office:value-type="float" office:value="-152.7742">
            <text:p>-152.7742</text:p>
          </table:table-cell>
          <table:table-cell office:value-type="float" office:value="0">
            <text:p>0</text:p>
          </table:table-cell>
          <table:table-cell table:formula="of:=[.E33]/1000" office:value-type="float" office:value="1.071">
            <text:p>1.071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BRLK</text:p>
          </table:table-cell>
          <table:table-cell office:value-type="float" office:value="59.751099">
            <text:p>59.751099</text:p>
          </table:table-cell>
          <table:table-cell office:value-type="float" office:value="-150.906296">
            <text:p>-150.906296</text:p>
          </table:table-cell>
          <table:table-cell office:value-type="float" office:value="409">
            <text:p>409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34];&quot;_&quot;;[.B34];&quot;_&quot;;[.I34])" office:value-type="string" office:string-value="AK_BRLK_--">
            <text:p>AK_BRLK_--</text:p>
          </table:table-cell>
          <table:table-cell office:value-type="string">
            <text:p>LATLON</text:p>
          </table:table-cell>
          <table:table-cell table:formula="of:=[.C34]" office:value-type="float" office:value="59.751099">
            <text:p>59.751099</text:p>
          </table:table-cell>
          <table:table-cell table:formula="of:=[.D34]" office:value-type="float" office:value="-150.906296">
            <text:p>-150.906296</text:p>
          </table:table-cell>
          <table:table-cell office:value-type="float" office:value="0">
            <text:p>0</text:p>
          </table:table-cell>
          <table:table-cell table:formula="of:=[.E34]/1000" office:value-type="float" office:value="0.409">
            <text:p>0.409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WAT1</text:p>
          </table:table-cell>
          <table:table-cell office:value-type="float" office:value="62.829498">
            <text:p>62.829498</text:p>
          </table:table-cell>
          <table:table-cell office:value-type="float" office:value="-148.550903">
            <text:p>-148.550903</text:p>
          </table:table-cell>
          <table:table-cell office:value-type="float" office:value="722">
            <text:p>722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HN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35];&quot;_&quot;;[.B35];&quot;_&quot;;[.I35])" office:value-type="string" office:string-value="AK_WAT1_--">
            <text:p>AK_WAT1_--</text:p>
          </table:table-cell>
          <table:table-cell office:value-type="string">
            <text:p>LATLON</text:p>
          </table:table-cell>
          <table:table-cell table:formula="of:=[.C35]" office:value-type="float" office:value="62.829498">
            <text:p>62.829498</text:p>
          </table:table-cell>
          <table:table-cell table:formula="of:=[.D35]" office:value-type="float" office:value="-148.550903">
            <text:p>-148.550903</text:p>
          </table:table-cell>
          <table:table-cell office:value-type="float" office:value="0">
            <text:p>0</text:p>
          </table:table-cell>
          <table:table-cell table:formula="of:=[.E35]/1000" office:value-type="float" office:value="0.722">
            <text:p>0.722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FID</text:p>
          </table:table-cell>
          <table:table-cell office:value-type="float" office:value="60.727699">
            <text:p>60.727699</text:p>
          </table:table-cell>
          <table:table-cell office:value-type="float" office:value="-146.598694">
            <text:p>-146.598694</text:p>
          </table:table-cell>
          <table:table-cell office:value-type="float" office:value="500">
            <text:p>500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36];&quot;_&quot;;[.B36];&quot;_&quot;;[.I36])" office:value-type="string" office:string-value="AK_FID_--">
            <text:p>AK_FID_--</text:p>
          </table:table-cell>
          <table:table-cell office:value-type="string">
            <text:p>LATLON</text:p>
          </table:table-cell>
          <table:table-cell table:formula="of:=[.C36]" office:value-type="float" office:value="60.727699">
            <text:p>60.727699</text:p>
          </table:table-cell>
          <table:table-cell table:formula="of:=[.D36]" office:value-type="float" office:value="-146.598694">
            <text:p>-146.598694</text:p>
          </table:table-cell>
          <table:table-cell office:value-type="float" office:value="0">
            <text:p>0</text:p>
          </table:table-cell>
          <table:table-cell table:formula="of:=[.E36]/1000" office:value-type="float" office:value="0.5">
            <text:p>0.5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HIN</text:p>
          </table:table-cell>
          <table:table-cell office:value-type="float" office:value="60.396">
            <text:p>60.396</text:p>
          </table:table-cell>
          <table:table-cell office:value-type="float" office:value="-146.503494">
            <text:p>-146.503494</text:p>
          </table:table-cell>
          <table:table-cell office:value-type="float" office:value="622.9">
            <text:p>622.9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HN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37];&quot;_&quot;;[.B37];&quot;_&quot;;[.I37])" office:value-type="string" office:string-value="AK_HIN_--">
            <text:p>AK_HIN_--</text:p>
          </table:table-cell>
          <table:table-cell office:value-type="string">
            <text:p>LATLON</text:p>
          </table:table-cell>
          <table:table-cell table:formula="of:=[.C37]" office:value-type="float" office:value="60.396">
            <text:p>60.396</text:p>
          </table:table-cell>
          <table:table-cell table:formula="of:=[.D37]" office:value-type="float" office:value="-146.503494">
            <text:p>-146.503494</text:p>
          </table:table-cell>
          <table:table-cell office:value-type="float" office:value="0">
            <text:p>0</text:p>
          </table:table-cell>
          <table:table-cell table:formula="of:=[.E37]/1000" office:value-type="float" office:value="0.6229">
            <text:p>0.6229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HOM</text:p>
          </table:table-cell>
          <table:table-cell office:value-type="float" office:value="59.6572">
            <text:p>59.6572</text:p>
          </table:table-cell>
          <table:table-cell office:value-type="float" office:value="-151.651505">
            <text:p>-151.651505</text:p>
          </table:table-cell>
          <table:table-cell office:value-type="float" office:value="221">
            <text:p>221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38];&quot;_&quot;;[.B38];&quot;_&quot;;[.I38])" office:value-type="string" office:string-value="AK_HOM_--">
            <text:p>AK_HOM_--</text:p>
          </table:table-cell>
          <table:table-cell office:value-type="string">
            <text:p>LATLON</text:p>
          </table:table-cell>
          <table:table-cell table:formula="of:=[.C38]" office:value-type="float" office:value="59.6572">
            <text:p>59.6572</text:p>
          </table:table-cell>
          <table:table-cell table:formula="of:=[.D38]" office:value-type="float" office:value="-151.651505">
            <text:p>-151.651505</text:p>
          </table:table-cell>
          <table:table-cell office:value-type="float" office:value="0">
            <text:p>0</text:p>
          </table:table-cell>
          <table:table-cell table:formula="of:=[.E38]/1000" office:value-type="float" office:value="0.221">
            <text:p>0.221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PPLA</text:p>
          </table:table-cell>
          <table:table-cell office:value-type="float" office:value="62.896198">
            <text:p>62.896198</text:p>
          </table:table-cell>
          <table:table-cell office:value-type="float" office:value="-152.189407">
            <text:p>-152.189407</text:p>
          </table:table-cell>
          <table:table-cell office:value-type="float" office:value="1519">
            <text:p>1519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39];&quot;_&quot;;[.B39];&quot;_&quot;;[.I39])" office:value-type="string" office:string-value="AK_PPLA_--">
            <text:p>AK_PPLA_--</text:p>
          </table:table-cell>
          <table:table-cell office:value-type="string">
            <text:p>LATLON</text:p>
          </table:table-cell>
          <table:table-cell table:formula="of:=[.C39]" office:value-type="float" office:value="62.896198">
            <text:p>62.896198</text:p>
          </table:table-cell>
          <table:table-cell table:formula="of:=[.D39]" office:value-type="float" office:value="-152.189407">
            <text:p>-152.189407</text:p>
          </table:table-cell>
          <table:table-cell office:value-type="float" office:value="0">
            <text:p>0</text:p>
          </table:table-cell>
          <table:table-cell table:formula="of:=[.E39]/1000" office:value-type="float" office:value="1.519">
            <text:p>1.519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CNP</text:p>
          </table:table-cell>
          <table:table-cell office:value-type="float" office:value="59.525101">
            <text:p>59.525101</text:p>
          </table:table-cell>
          <table:table-cell office:value-type="float" office:value="-151.237305">
            <text:p>-151.237305</text:p>
          </table:table-cell>
          <table:table-cell office:value-type="float" office:value="564">
            <text:p>564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40];&quot;_&quot;;[.B40];&quot;_&quot;;[.I40])" office:value-type="string" office:string-value="AK_CNP_--">
            <text:p>AK_CNP_--</text:p>
          </table:table-cell>
          <table:table-cell office:value-type="string">
            <text:p>LATLON</text:p>
          </table:table-cell>
          <table:table-cell table:formula="of:=[.C40]" office:value-type="float" office:value="59.525101">
            <text:p>59.525101</text:p>
          </table:table-cell>
          <table:table-cell table:formula="of:=[.D40]" office:value-type="float" office:value="-151.237305">
            <text:p>-151.237305</text:p>
          </table:table-cell>
          <table:table-cell office:value-type="float" office:value="0">
            <text:p>0</text:p>
          </table:table-cell>
          <table:table-cell table:formula="of:=[.E40]/1000" office:value-type="float" office:value="0.564">
            <text:p>0.564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KLU</text:p>
          </table:table-cell>
          <table:table-cell office:value-type="float" office:value="61.492401">
            <text:p>61.492401</text:p>
          </table:table-cell>
          <table:table-cell office:value-type="float" office:value="-145.922699">
            <text:p>-145.922699</text:p>
          </table:table-cell>
          <table:table-cell office:value-type="float" office:value="1047.1">
            <text:p>1047.1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41];&quot;_&quot;;[.B41];&quot;_&quot;;[.I41])" office:value-type="string" office:string-value="AK_KLU_--">
            <text:p>AK_KLU_--</text:p>
          </table:table-cell>
          <table:table-cell office:value-type="string">
            <text:p>LATLON</text:p>
          </table:table-cell>
          <table:table-cell table:formula="of:=[.C41]" office:value-type="float" office:value="61.492401">
            <text:p>61.492401</text:p>
          </table:table-cell>
          <table:table-cell table:formula="of:=[.D41]" office:value-type="float" office:value="-145.922699">
            <text:p>-145.922699</text:p>
          </table:table-cell>
          <table:table-cell office:value-type="float" office:value="0">
            <text:p>0</text:p>
          </table:table-cell>
          <table:table-cell table:formula="of:=[.E41]/1000" office:value-type="float" office:value="1.0471">
            <text:p>1.0471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IVE</text:p>
          </table:table-cell>
          <table:table-cell office:value-type="float" office:value="60.0163">
            <text:p>60.0163</text:p>
          </table:table-cell>
          <table:table-cell office:value-type="float" office:value="-153.018494">
            <text:p>-153.018494</text:p>
          </table:table-cell>
          <table:table-cell office:value-type="float" office:value="1173">
            <text:p>1173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42];&quot;_&quot;;[.B42];&quot;_&quot;;[.I42])" office:value-type="string" office:string-value="AV_IVE_--">
            <text:p>AV_IVE_--</text:p>
          </table:table-cell>
          <table:table-cell office:value-type="string">
            <text:p>LATLON</text:p>
          </table:table-cell>
          <table:table-cell table:formula="of:=[.C42]" office:value-type="float" office:value="60.0163">
            <text:p>60.0163</text:p>
          </table:table-cell>
          <table:table-cell table:formula="of:=[.D42]" office:value-type="float" office:value="-153.018494">
            <text:p>-153.018494</text:p>
          </table:table-cell>
          <table:table-cell office:value-type="float" office:value="0">
            <text:p>0</text:p>
          </table:table-cell>
          <table:table-cell table:formula="of:=[.E42]/1000" office:value-type="float" office:value="1.173">
            <text:p>1.173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DIV</text:p>
          </table:table-cell>
          <table:table-cell office:value-type="float" office:value="61.1292">
            <text:p>61.1292</text:p>
          </table:table-cell>
          <table:table-cell office:value-type="float" office:value="-145.774902">
            <text:p>-145.774902</text:p>
          </table:table-cell>
          <table:table-cell office:value-type="float" office:value="941.4">
            <text:p>941.4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43];&quot;_&quot;;[.B43];&quot;_&quot;;[.I43])" office:value-type="string" office:string-value="AK_DIV_--">
            <text:p>AK_DIV_--</text:p>
          </table:table-cell>
          <table:table-cell office:value-type="string">
            <text:p>LATLON</text:p>
          </table:table-cell>
          <table:table-cell table:formula="of:=[.C43]" office:value-type="float" office:value="61.1292">
            <text:p>61.1292</text:p>
          </table:table-cell>
          <table:table-cell table:formula="of:=[.D43]" office:value-type="float" office:value="-145.774902">
            <text:p>-145.774902</text:p>
          </table:table-cell>
          <table:table-cell office:value-type="float" office:value="0">
            <text:p>0</text:p>
          </table:table-cell>
          <table:table-cell table:formula="of:=[.E43]/1000" office:value-type="float" office:value="0.9414">
            <text:p>0.9414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ILS</text:p>
          </table:table-cell>
          <table:table-cell office:value-type="float" office:value="59.957001">
            <text:p>59.957001</text:p>
          </table:table-cell>
          <table:table-cell office:value-type="float" office:value="-153.070297">
            <text:p>-153.070297</text:p>
          </table:table-cell>
          <table:table-cell office:value-type="float" office:value="1125">
            <text:p>1125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44];&quot;_&quot;;[.B44];&quot;_&quot;;[.I44])" office:value-type="string" office:string-value="AV_ILS_--">
            <text:p>AV_ILS_--</text:p>
          </table:table-cell>
          <table:table-cell office:value-type="string">
            <text:p>LATLON</text:p>
          </table:table-cell>
          <table:table-cell table:formula="of:=[.C44]" office:value-type="float" office:value="59.957001">
            <text:p>59.957001</text:p>
          </table:table-cell>
          <table:table-cell table:formula="of:=[.D44]" office:value-type="float" office:value="-153.070297">
            <text:p>-153.070297</text:p>
          </table:table-cell>
          <table:table-cell office:value-type="float" office:value="0">
            <text:p>0</text:p>
          </table:table-cell>
          <table:table-cell table:formula="of:=[.E44]/1000" office:value-type="float" office:value="1.125">
            <text:p>1.125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ILSW</text:p>
          </table:table-cell>
          <table:table-cell office:value-type="float" office:value="59.9832">
            <text:p>59.9832</text:p>
          </table:table-cell>
          <table:table-cell office:value-type="float" office:value="-153.142502">
            <text:p>-153.142502</text:p>
          </table:table-cell>
          <table:table-cell office:value-type="float" office:value="1318">
            <text:p>1318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45];&quot;_&quot;;[.B45];&quot;_&quot;;[.I45])" office:value-type="string" office:string-value="AV_ILSW_--">
            <text:p>AV_ILSW_--</text:p>
          </table:table-cell>
          <table:table-cell office:value-type="string">
            <text:p>LATLON</text:p>
          </table:table-cell>
          <table:table-cell table:formula="of:=[.C45]" office:value-type="float" office:value="59.9832">
            <text:p>59.9832</text:p>
          </table:table-cell>
          <table:table-cell table:formula="of:=[.D45]" office:value-type="float" office:value="-153.142502">
            <text:p>-153.142502</text:p>
          </table:table-cell>
          <table:table-cell office:value-type="float" office:value="0">
            <text:p>0</text:p>
          </table:table-cell>
          <table:table-cell table:formula="of:=[.E45]/1000" office:value-type="float" office:value="1.318">
            <text:p>1.318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DHY</text:p>
          </table:table-cell>
          <table:table-cell office:value-type="float" office:value="63.075298">
            <text:p>63.075298</text:p>
          </table:table-cell>
          <table:table-cell office:value-type="float" office:value="-147.3759">
            <text:p>-147.3759</text:p>
          </table:table-cell>
          <table:table-cell office:value-type="float" office:value="1611">
            <text:p>1611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46];&quot;_&quot;;[.B46];&quot;_&quot;;[.I46])" office:value-type="string" office:string-value="AK_DHY_--">
            <text:p>AK_DHY_--</text:p>
          </table:table-cell>
          <table:table-cell office:value-type="string">
            <text:p>LATLON</text:p>
          </table:table-cell>
          <table:table-cell table:formula="of:=[.C46]" office:value-type="float" office:value="63.075298">
            <text:p>63.075298</text:p>
          </table:table-cell>
          <table:table-cell table:formula="of:=[.D46]" office:value-type="float" office:value="-147.3759">
            <text:p>-147.3759</text:p>
          </table:table-cell>
          <table:table-cell office:value-type="float" office:value="0">
            <text:p>0</text:p>
          </table:table-cell>
          <table:table-cell table:formula="of:=[.E46]/1000" office:value-type="float" office:value="1.611">
            <text:p>1.611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EYAK</text:p>
          </table:table-cell>
          <table:table-cell office:value-type="float" office:value="60.548698">
            <text:p>60.548698</text:p>
          </table:table-cell>
          <table:table-cell office:value-type="float" office:value="-145.75">
            <text:p>-145.75</text:p>
          </table:table-cell>
          <table:table-cell office:value-type="float" office:value="133.9">
            <text:p>133.9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47];&quot;_&quot;;[.B47];&quot;_&quot;;[.I47])" office:value-type="string" office:string-value="AK_EYAK_--">
            <text:p>AK_EYAK_--</text:p>
          </table:table-cell>
          <table:table-cell office:value-type="string">
            <text:p>LATLON</text:p>
          </table:table-cell>
          <table:table-cell table:formula="of:=[.C47]" office:value-type="float" office:value="60.548698">
            <text:p>60.548698</text:p>
          </table:table-cell>
          <table:table-cell table:formula="of:=[.D47]" office:value-type="float" office:value="-145.75">
            <text:p>-145.75</text:p>
          </table:table-cell>
          <table:table-cell office:value-type="float" office:value="0">
            <text:p>0</text:p>
          </table:table-cell>
          <table:table-cell table:formula="of:=[.E47]/1000" office:value-type="float" office:value="0.1339">
            <text:p>0.1339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RND</text:p>
          </table:table-cell>
          <table:table-cell office:value-type="float" office:value="63.405602">
            <text:p>63.405602</text:p>
          </table:table-cell>
          <table:table-cell office:value-type="float" office:value="-148.860199">
            <text:p>-148.860199</text:p>
          </table:table-cell>
          <table:table-cell office:value-type="float" office:value="993.6">
            <text:p>993.6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48];&quot;_&quot;;[.B48];&quot;_&quot;;[.I48])" office:value-type="string" office:string-value="AK_RND_--">
            <text:p>AK_RND_--</text:p>
          </table:table-cell>
          <table:table-cell office:value-type="string">
            <text:p>LATLON</text:p>
          </table:table-cell>
          <table:table-cell table:formula="of:=[.C48]" office:value-type="float" office:value="63.405602">
            <text:p>63.405602</text:p>
          </table:table-cell>
          <table:table-cell table:formula="of:=[.D48]" office:value-type="float" office:value="-148.860199">
            <text:p>-148.860199</text:p>
          </table:table-cell>
          <table:table-cell office:value-type="float" office:value="0">
            <text:p>0</text:p>
          </table:table-cell>
          <table:table-cell table:formula="of:=[.E48]/1000" office:value-type="float" office:value="0.9936">
            <text:p>0.9936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TRF</text:p>
          </table:table-cell>
          <table:table-cell office:value-type="float" office:value="63.4501">
            <text:p>63.4501</text:p>
          </table:table-cell>
          <table:table-cell office:value-type="float" office:value="-150.2892">
            <text:p>-150.2892</text:p>
          </table:table-cell>
          <table:table-cell office:value-type="float" office:value="1709.9">
            <text:p>1709.9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49];&quot;_&quot;;[.B49];&quot;_&quot;;[.I49])" office:value-type="string" office:string-value="AK_TRF_--">
            <text:p>AK_TRF_--</text:p>
          </table:table-cell>
          <table:table-cell office:value-type="string">
            <text:p>LATLON</text:p>
          </table:table-cell>
          <table:table-cell table:formula="of:=[.C49]" office:value-type="float" office:value="63.4501">
            <text:p>63.4501</text:p>
          </table:table-cell>
          <table:table-cell table:formula="of:=[.D49]" office:value-type="float" office:value="-150.2892">
            <text:p>-150.2892</text:p>
          </table:table-cell>
          <table:table-cell office:value-type="float" office:value="0">
            <text:p>0</text:p>
          </table:table-cell>
          <table:table-cell table:formula="of:=[.E49]/1000" office:value-type="float" office:value="1.7099">
            <text:p>1.7099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KTH</text:p>
          </table:table-cell>
          <table:table-cell office:value-type="float" office:value="63.5527">
            <text:p>63.5527</text:p>
          </table:table-cell>
          <table:table-cell office:value-type="float" office:value="-150.923294">
            <text:p>-150.923294</text:p>
          </table:table-cell>
          <table:table-cell office:value-type="float" office:value="1172">
            <text:p>1172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357">
            <text:p>357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50];&quot;_&quot;;[.B50];&quot;_&quot;;[.I50])" office:value-type="string" office:string-value="AK_KTH_--">
            <text:p>AK_KTH_--</text:p>
          </table:table-cell>
          <table:table-cell office:value-type="string">
            <text:p>LATLON</text:p>
          </table:table-cell>
          <table:table-cell table:formula="of:=[.C50]" office:value-type="float" office:value="63.5527">
            <text:p>63.5527</text:p>
          </table:table-cell>
          <table:table-cell table:formula="of:=[.D50]" office:value-type="float" office:value="-150.923294">
            <text:p>-150.923294</text:p>
          </table:table-cell>
          <table:table-cell office:value-type="float" office:value="0">
            <text:p>0</text:p>
          </table:table-cell>
          <table:table-cell table:formula="of:=[.E50]/1000" office:value-type="float" office:value="1.172">
            <text:p>1.172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CAST</text:p>
          </table:table-cell>
          <table:table-cell office:value-type="float" office:value="63.4188">
            <text:p>63.4188</text:p>
          </table:table-cell>
          <table:table-cell office:value-type="float" office:value="-152.084396">
            <text:p>-152.084396</text:p>
          </table:table-cell>
          <table:table-cell office:value-type="float" office:value="611">
            <text:p>611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51];&quot;_&quot;;[.B51];&quot;_&quot;;[.I51])" office:value-type="string" office:string-value="AK_CAST_--">
            <text:p>AK_CAST_--</text:p>
          </table:table-cell>
          <table:table-cell office:value-type="string">
            <text:p>LATLON</text:p>
          </table:table-cell>
          <table:table-cell table:formula="of:=[.C51]" office:value-type="float" office:value="63.4188">
            <text:p>63.4188</text:p>
          </table:table-cell>
          <table:table-cell table:formula="of:=[.D51]" office:value-type="float" office:value="-152.084396">
            <text:p>-152.084396</text:p>
          </table:table-cell>
          <table:table-cell office:value-type="float" office:value="0">
            <text:p>0</text:p>
          </table:table-cell>
          <table:table-cell table:formula="of:=[.E51]/1000" office:value-type="float" office:value="0.611">
            <text:p>0.611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MCK</text:p>
          </table:table-cell>
          <table:table-cell office:value-type="float" office:value="63.7318">
            <text:p>63.7318</text:p>
          </table:table-cell>
          <table:table-cell office:value-type="float" office:value="-148.937302">
            <text:p>-148.937302</text:p>
          </table:table-cell>
          <table:table-cell office:value-type="float" office:value="618">
            <text:p>618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52];&quot;_&quot;;[.B52];&quot;_&quot;;[.I52])" office:value-type="string" office:string-value="AK_MCK_--">
            <text:p>AK_MCK_--</text:p>
          </table:table-cell>
          <table:table-cell office:value-type="string">
            <text:p>LATLON</text:p>
          </table:table-cell>
          <table:table-cell table:formula="of:=[.C52]" office:value-type="float" office:value="63.7318">
            <text:p>63.7318</text:p>
          </table:table-cell>
          <table:table-cell table:formula="of:=[.D52]" office:value-type="float" office:value="-148.937302">
            <text:p>-148.937302</text:p>
          </table:table-cell>
          <table:table-cell office:value-type="float" office:value="0">
            <text:p>0</text:p>
          </table:table-cell>
          <table:table-cell table:formula="of:=[.E52]/1000" office:value-type="float" office:value="0.618">
            <text:p>0.618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MID</text:p>
          </table:table-cell>
          <table:table-cell office:value-type="float" office:value="59.427799">
            <text:p>59.427799</text:p>
          </table:table-cell>
          <table:table-cell office:value-type="float" office:value="-146.338806">
            <text:p>-146.338806</text:p>
          </table:table-cell>
          <table:table-cell office:value-type="float" office:value="37">
            <text:p>37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53];&quot;_&quot;;[.B53];&quot;_&quot;;[.I53])" office:value-type="string" office:string-value="AT_MID_--">
            <text:p>AT_MID_--</text:p>
          </table:table-cell>
          <table:table-cell office:value-type="string">
            <text:p>LATLON</text:p>
          </table:table-cell>
          <table:table-cell table:formula="of:=[.C53]" office:value-type="float" office:value="59.427799">
            <text:p>59.427799</text:p>
          </table:table-cell>
          <table:table-cell table:formula="of:=[.D53]" office:value-type="float" office:value="-146.338806">
            <text:p>-146.338806</text:p>
          </table:table-cell>
          <table:table-cell office:value-type="float" office:value="0">
            <text:p>0</text:p>
          </table:table-cell>
          <table:table-cell table:formula="of:=[.E53]/1000" office:value-type="float" office:value="0.037">
            <text:p>0.037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AU22</text:p>
          </table:table-cell>
          <table:table-cell office:value-type="float" office:value="59.370201">
            <text:p>59.370201</text:p>
          </table:table-cell>
          <table:table-cell office:value-type="float" office:value="-153.3573">
            <text:p>-153.3573</text:p>
          </table:table-cell>
          <table:table-cell office:value-type="float" office:value="105">
            <text:p>105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54];&quot;_&quot;;[.B54];&quot;_&quot;;[.I54])" office:value-type="string" office:string-value="AV_AU22_--">
            <text:p>AV_AU22_--</text:p>
          </table:table-cell>
          <table:table-cell office:value-type="string">
            <text:p>LATLON</text:p>
          </table:table-cell>
          <table:table-cell table:formula="of:=[.C54]" office:value-type="float" office:value="59.370201">
            <text:p>59.370201</text:p>
          </table:table-cell>
          <table:table-cell table:formula="of:=[.D54]" office:value-type="float" office:value="-153.3573">
            <text:p>-153.3573</text:p>
          </table:table-cell>
          <table:table-cell office:value-type="float" office:value="0">
            <text:p>0</text:p>
          </table:table-cell>
          <table:table-cell table:formula="of:=[.E54]/1000" office:value-type="float" office:value="0.105">
            <text:p>0.105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AUCH</text:p>
          </table:table-cell>
          <table:table-cell office:value-type="float" office:value="59.362598">
            <text:p>59.362598</text:p>
          </table:table-cell>
          <table:table-cell office:value-type="float" office:value="-153.444702">
            <text:p>-153.444702</text:p>
          </table:table-cell>
          <table:table-cell office:value-type="float" office:value="916">
            <text:p>916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55];&quot;_&quot;;[.B55];&quot;_&quot;;[.I55])" office:value-type="string" office:string-value="AV_AUCH_--">
            <text:p>AV_AUCH_--</text:p>
          </table:table-cell>
          <table:table-cell office:value-type="string">
            <text:p>LATLON</text:p>
          </table:table-cell>
          <table:table-cell table:formula="of:=[.C55]" office:value-type="float" office:value="59.362598">
            <text:p>59.362598</text:p>
          </table:table-cell>
          <table:table-cell table:formula="of:=[.D55]" office:value-type="float" office:value="-153.444702">
            <text:p>-153.444702</text:p>
          </table:table-cell>
          <table:table-cell office:value-type="float" office:value="0">
            <text:p>0</text:p>
          </table:table-cell>
          <table:table-cell table:formula="of:=[.E55]/1000" office:value-type="float" office:value="0.916">
            <text:p>0.916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AUJA</text:p>
          </table:table-cell>
          <table:table-cell office:value-type="float" office:value="59.3395">
            <text:p>59.3395</text:p>
          </table:table-cell>
          <table:table-cell office:value-type="float" office:value="-153.422699">
            <text:p>-153.422699</text:p>
          </table:table-cell>
          <table:table-cell office:value-type="float" office:value="376">
            <text:p>376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56];&quot;_&quot;;[.B56];&quot;_&quot;;[.I56])" office:value-type="string" office:string-value="AV_AUJA_--">
            <text:p>AV_AUJA_--</text:p>
          </table:table-cell>
          <table:table-cell office:value-type="string">
            <text:p>LATLON</text:p>
          </table:table-cell>
          <table:table-cell table:formula="of:=[.C56]" office:value-type="float" office:value="59.3395">
            <text:p>59.3395</text:p>
          </table:table-cell>
          <table:table-cell table:formula="of:=[.D56]" office:value-type="float" office:value="-153.422699">
            <text:p>-153.422699</text:p>
          </table:table-cell>
          <table:table-cell office:value-type="float" office:value="0">
            <text:p>0</text:p>
          </table:table-cell>
          <table:table-cell table:formula="of:=[.E56]/1000" office:value-type="float" office:value="0.376">
            <text:p>0.376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AUL</text:p>
          </table:table-cell>
          <table:table-cell office:value-type="float" office:value="59.381599">
            <text:p>59.381599</text:p>
          </table:table-cell>
          <table:table-cell office:value-type="float" office:value="-153.437897">
            <text:p>-153.437897</text:p>
          </table:table-cell>
          <table:table-cell office:value-type="float" office:value="360">
            <text:p>360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57];&quot;_&quot;;[.B57];&quot;_&quot;;[.I57])" office:value-type="string" office:string-value="AV_AUL_--">
            <text:p>AV_AUL_--</text:p>
          </table:table-cell>
          <table:table-cell office:value-type="string">
            <text:p>LATLON</text:p>
          </table:table-cell>
          <table:table-cell table:formula="of:=[.C57]" office:value-type="float" office:value="59.381599">
            <text:p>59.381599</text:p>
          </table:table-cell>
          <table:table-cell table:formula="of:=[.D57]" office:value-type="float" office:value="-153.437897">
            <text:p>-153.437897</text:p>
          </table:table-cell>
          <table:table-cell office:value-type="float" office:value="0">
            <text:p>0</text:p>
          </table:table-cell>
          <table:table-cell table:formula="of:=[.E57]/1000" office:value-type="float" office:value="0.36">
            <text:p>0.36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AUSB</text:p>
          </table:table-cell>
          <table:table-cell office:value-type="float" office:value="59.333">
            <text:p>59.333</text:p>
          </table:table-cell>
          <table:table-cell office:value-type="float" office:value="-153.428406">
            <text:p>-153.428406</text:p>
          </table:table-cell>
          <table:table-cell office:value-type="float" office:value="230">
            <text:p>230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58];&quot;_&quot;;[.B58];&quot;_&quot;;[.I58])" office:value-type="string" office:string-value="AV_AUSB_--">
            <text:p>AV_AUSB_--</text:p>
          </table:table-cell>
          <table:table-cell office:value-type="string">
            <text:p>LATLON</text:p>
          </table:table-cell>
          <table:table-cell table:formula="of:=[.C58]" office:value-type="float" office:value="59.333">
            <text:p>59.333</text:p>
          </table:table-cell>
          <table:table-cell table:formula="of:=[.D58]" office:value-type="float" office:value="-153.428406">
            <text:p>-153.428406</text:p>
          </table:table-cell>
          <table:table-cell office:value-type="float" office:value="0">
            <text:p>0</text:p>
          </table:table-cell>
          <table:table-cell table:formula="of:=[.E58]/1000" office:value-type="float" office:value="0.23">
            <text:p>0.23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AUWS</text:p>
          </table:table-cell>
          <table:table-cell office:value-type="float" office:value="59.358501">
            <text:p>59.358501</text:p>
          </table:table-cell>
          <table:table-cell office:value-type="float" office:value="-153.4608">
            <text:p>-153.4608</text:p>
          </table:table-cell>
          <table:table-cell office:value-type="float" office:value="487">
            <text:p>487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59];&quot;_&quot;;[.B59];&quot;_&quot;;[.I59])" office:value-type="string" office:string-value="AV_AUWS_--">
            <text:p>AV_AUWS_--</text:p>
          </table:table-cell>
          <table:table-cell office:value-type="string">
            <text:p>LATLON</text:p>
          </table:table-cell>
          <table:table-cell table:formula="of:=[.C59]" office:value-type="float" office:value="59.358501">
            <text:p>59.358501</text:p>
          </table:table-cell>
          <table:table-cell table:formula="of:=[.D59]" office:value-type="float" office:value="-153.4608">
            <text:p>-153.4608</text:p>
          </table:table-cell>
          <table:table-cell office:value-type="float" office:value="0">
            <text:p>0</text:p>
          </table:table-cell>
          <table:table-cell table:formula="of:=[.E59]/1000" office:value-type="float" office:value="0.487">
            <text:p>0.487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GOAT</text:p>
          </table:table-cell>
          <table:table-cell office:value-type="float" office:value="60.580502">
            <text:p>60.580502</text:p>
          </table:table-cell>
          <table:table-cell office:value-type="float" office:value="-144.729202">
            <text:p>-144.729202</text:p>
          </table:table-cell>
          <table:table-cell office:value-type="float" office:value="895.5">
            <text:p>895.5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60];&quot;_&quot;;[.B60];&quot;_&quot;;[.I60])" office:value-type="string" office:string-value="AK_GOAT_--">
            <text:p>AK_GOAT_--</text:p>
          </table:table-cell>
          <table:table-cell office:value-type="string">
            <text:p>LATLON</text:p>
          </table:table-cell>
          <table:table-cell table:formula="of:=[.C60]" office:value-type="float" office:value="60.580502">
            <text:p>60.580502</text:p>
          </table:table-cell>
          <table:table-cell table:formula="of:=[.D60]" office:value-type="float" office:value="-144.729202">
            <text:p>-144.729202</text:p>
          </table:table-cell>
          <table:table-cell office:value-type="float" office:value="0">
            <text:p>0</text:p>
          </table:table-cell>
          <table:table-cell table:formula="of:=[.E60]/1000" office:value-type="float" office:value="0.8955">
            <text:p>0.8955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PAX</text:p>
          </table:table-cell>
          <table:table-cell office:value-type="float" office:value="62.969898">
            <text:p>62.969898</text:p>
          </table:table-cell>
          <table:table-cell office:value-type="float" office:value="-145.469894">
            <text:p>-145.469894</text:p>
          </table:table-cell>
          <table:table-cell office:value-type="float" office:value="1150">
            <text:p>1150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61];&quot;_&quot;;[.B61];&quot;_&quot;;[.I61])" office:value-type="string" office:string-value="AK_PAX_--">
            <text:p>AK_PAX_--</text:p>
          </table:table-cell>
          <table:table-cell office:value-type="string">
            <text:p>LATLON</text:p>
          </table:table-cell>
          <table:table-cell table:formula="of:=[.C61]" office:value-type="float" office:value="62.969898">
            <text:p>62.969898</text:p>
          </table:table-cell>
          <table:table-cell table:formula="of:=[.D61]" office:value-type="float" office:value="-145.469894">
            <text:p>-145.469894</text:p>
          </table:table-cell>
          <table:table-cell office:value-type="float" office:value="0">
            <text:p>0</text:p>
          </table:table-cell>
          <table:table-cell table:formula="of:=[.E61]/1000" office:value-type="float" office:value="1.15">
            <text:p>1.15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RAG</text:p>
          </table:table-cell>
          <table:table-cell office:value-type="float" office:value="60.386299">
            <text:p>60.386299</text:p>
          </table:table-cell>
          <table:table-cell office:value-type="float" office:value="-144.677307">
            <text:p>-144.677307</text:p>
          </table:table-cell>
          <table:table-cell office:value-type="float" office:value="752">
            <text:p>752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62];&quot;_&quot;;[.B62];&quot;_&quot;;[.I62])" office:value-type="string" office:string-value="AK_RAG_--">
            <text:p>AK_RAG_--</text:p>
          </table:table-cell>
          <table:table-cell office:value-type="string">
            <text:p>LATLON</text:p>
          </table:table-cell>
          <table:table-cell table:formula="of:=[.C62]" office:value-type="float" office:value="60.386299">
            <text:p>60.386299</text:p>
          </table:table-cell>
          <table:table-cell table:formula="of:=[.D62]" office:value-type="float" office:value="-144.677307">
            <text:p>-144.677307</text:p>
          </table:table-cell>
          <table:table-cell office:value-type="float" office:value="0">
            <text:p>0</text:p>
          </table:table-cell>
          <table:table-cell table:formula="of:=[.E62]/1000" office:value-type="float" office:value="0.752">
            <text:p>0.752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SVW2</text:p>
          </table:table-cell>
          <table:table-cell office:value-type="float" office:value="61.1082">
            <text:p>61.1082</text:p>
          </table:table-cell>
          <table:table-cell office:value-type="float" office:value="-155.621704">
            <text:p>-155.621704</text:p>
          </table:table-cell>
          <table:table-cell office:value-type="float" office:value="498.8">
            <text:p>498.8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63];&quot;_&quot;;[.B63];&quot;_&quot;;[.I63])" office:value-type="string" office:string-value="AT_SVW2_--">
            <text:p>AT_SVW2_--</text:p>
          </table:table-cell>
          <table:table-cell office:value-type="string">
            <text:p>LATLON</text:p>
          </table:table-cell>
          <table:table-cell table:formula="of:=[.C63]" office:value-type="float" office:value="61.1082">
            <text:p>61.1082</text:p>
          </table:table-cell>
          <table:table-cell table:formula="of:=[.D63]" office:value-type="float" office:value="-155.621704">
            <text:p>-155.621704</text:p>
          </table:table-cell>
          <table:table-cell office:value-type="float" office:value="0">
            <text:p>0</text:p>
          </table:table-cell>
          <table:table-cell table:formula="of:=[.E63]/1000" office:value-type="float" office:value="0.4988">
            <text:p>0.4988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WACK</text:p>
          </table:table-cell>
          <table:table-cell office:value-type="float" office:value="61.985802">
            <text:p>61.985802</text:p>
          </table:table-cell>
          <table:table-cell office:value-type="float" office:value="-144.330505">
            <text:p>-144.330505</text:p>
          </table:table-cell>
          <table:table-cell office:value-type="float" office:value="2280">
            <text:p>2280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64];&quot;_&quot;;[.B64];&quot;_&quot;;[.I64])" office:value-type="string" office:string-value="AV_WACK_--">
            <text:p>AV_WACK_--</text:p>
          </table:table-cell>
          <table:table-cell office:value-type="string">
            <text:p>LATLON</text:p>
          </table:table-cell>
          <table:table-cell table:formula="of:=[.C64]" office:value-type="float" office:value="61.985802">
            <text:p>61.985802</text:p>
          </table:table-cell>
          <table:table-cell table:formula="of:=[.D64]" office:value-type="float" office:value="-144.330505">
            <text:p>-144.330505</text:p>
          </table:table-cell>
          <table:table-cell office:value-type="float" office:value="0">
            <text:p>0</text:p>
          </table:table-cell>
          <table:table-cell table:formula="of:=[.E64]/1000" office:value-type="float" office:value="2.28">
            <text:p>2.28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CHUM</text:p>
          </table:table-cell>
          <table:table-cell office:value-type="float" office:value="63.882702">
            <text:p>63.882702</text:p>
          </table:table-cell>
          <table:table-cell office:value-type="float" office:value="-152.315201">
            <text:p>-152.315201</text:p>
          </table:table-cell>
          <table:table-cell office:value-type="float" office:value="217">
            <text:p>217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65];&quot;_&quot;;[.B65];&quot;_&quot;;[.I65])" office:value-type="string" office:string-value="AK_CHUM_--">
            <text:p>AK_CHUM_--</text:p>
          </table:table-cell>
          <table:table-cell office:value-type="string">
            <text:p>LATLON</text:p>
          </table:table-cell>
          <table:table-cell table:formula="of:=[.C65]" office:value-type="float" office:value="63.882702">
            <text:p>63.882702</text:p>
          </table:table-cell>
          <table:table-cell table:formula="of:=[.D65]" office:value-type="float" office:value="-152.315201">
            <text:p>-152.315201</text:p>
          </table:table-cell>
          <table:table-cell office:value-type="float" office:value="0">
            <text:p>0</text:p>
          </table:table-cell>
          <table:table-cell table:formula="of:=[.E65]/1000" office:value-type="float" office:value="0.217">
            <text:p>0.217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BPAW</text:p>
          </table:table-cell>
          <table:table-cell office:value-type="float" office:value="64.099701">
            <text:p>64.099701</text:p>
          </table:table-cell>
          <table:table-cell office:value-type="float" office:value="-150.987305">
            <text:p>-150.987305</text:p>
          </table:table-cell>
          <table:table-cell office:value-type="float" office:value="619">
            <text:p>619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66];&quot;_&quot;;[.B66];&quot;_&quot;;[.I66])" office:value-type="string" office:string-value="AK_BPAW_--">
            <text:p>AK_BPAW_--</text:p>
          </table:table-cell>
          <table:table-cell office:value-type="string">
            <text:p>LATLON</text:p>
          </table:table-cell>
          <table:table-cell table:formula="of:=[.C66]" office:value-type="float" office:value="64.099701">
            <text:p>64.099701</text:p>
          </table:table-cell>
          <table:table-cell table:formula="of:=[.D66]" office:value-type="float" office:value="-150.987305">
            <text:p>-150.987305</text:p>
          </table:table-cell>
          <table:table-cell office:value-type="float" office:value="0">
            <text:p>0</text:p>
          </table:table-cell>
          <table:table-cell table:formula="of:=[.E66]/1000" office:value-type="float" office:value="0.619">
            <text:p>0.619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BWN</text:p>
          </table:table-cell>
          <table:table-cell office:value-type="float" office:value="64.173203">
            <text:p>64.173203</text:p>
          </table:table-cell>
          <table:table-cell office:value-type="float" office:value="-149.299103">
            <text:p>-149.299103</text:p>
          </table:table-cell>
          <table:table-cell office:value-type="float" office:value="356">
            <text:p>356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67];&quot;_&quot;;[.B67];&quot;_&quot;;[.I67])" office:value-type="string" office:string-value="AK_BWN_--">
            <text:p>AK_BWN_--</text:p>
          </table:table-cell>
          <table:table-cell office:value-type="string">
            <text:p>LATLON</text:p>
          </table:table-cell>
          <table:table-cell table:formula="of:=[.C67]" office:value-type="float" office:value="64.173203">
            <text:p>64.173203</text:p>
          </table:table-cell>
          <table:table-cell table:formula="of:=[.D67]" office:value-type="float" office:value="-149.299103">
            <text:p>-149.299103</text:p>
          </table:table-cell>
          <table:table-cell office:value-type="float" office:value="0">
            <text:p>0</text:p>
          </table:table-cell>
          <table:table-cell table:formula="of:=[.E67]/1000" office:value-type="float" office:value="0.356">
            <text:p>0.356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GLB</text:p>
          </table:table-cell>
          <table:table-cell office:value-type="float" office:value="61.4417">
            <text:p>61.4417</text:p>
          </table:table-cell>
          <table:table-cell office:value-type="float" office:value="-143.812302">
            <text:p>-143.812302</text:p>
          </table:table-cell>
          <table:table-cell office:value-type="float" office:value="854.9">
            <text:p>854.9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68];&quot;_&quot;;[.B68];&quot;_&quot;;[.I68])" office:value-type="string" office:string-value="AK_GLB_--">
            <text:p>AK_GLB_--</text:p>
          </table:table-cell>
          <table:table-cell office:value-type="string">
            <text:p>LATLON</text:p>
          </table:table-cell>
          <table:table-cell table:formula="of:=[.C68]" office:value-type="float" office:value="61.4417">
            <text:p>61.4417</text:p>
          </table:table-cell>
          <table:table-cell table:formula="of:=[.D68]" office:value-type="float" office:value="-143.812302">
            <text:p>-143.812302</text:p>
          </table:table-cell>
          <table:table-cell office:value-type="float" office:value="0">
            <text:p>0</text:p>
          </table:table-cell>
          <table:table-cell table:formula="of:=[.E68]/1000" office:value-type="float" office:value="0.8549">
            <text:p>0.8549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HMT</text:p>
          </table:table-cell>
          <table:table-cell office:value-type="float" office:value="60.335098">
            <text:p>60.335098</text:p>
          </table:table-cell>
          <table:table-cell office:value-type="float" office:value="-144.262299">
            <text:p>-144.262299</text:p>
          </table:table-cell>
          <table:table-cell office:value-type="float" office:value="629">
            <text:p>629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69];&quot;_&quot;;[.B69];&quot;_&quot;;[.I69])" office:value-type="string" office:string-value="AK_HMT_--">
            <text:p>AK_HMT_--</text:p>
          </table:table-cell>
          <table:table-cell office:value-type="string">
            <text:p>LATLON</text:p>
          </table:table-cell>
          <table:table-cell table:formula="of:=[.C69]" office:value-type="float" office:value="60.335098">
            <text:p>60.335098</text:p>
          </table:table-cell>
          <table:table-cell table:formula="of:=[.D69]" office:value-type="float" office:value="-144.262299">
            <text:p>-144.262299</text:p>
          </table:table-cell>
          <table:table-cell office:value-type="float" office:value="0">
            <text:p>0</text:p>
          </table:table-cell>
          <table:table-cell table:formula="of:=[.E69]/1000" office:value-type="float" office:value="0.629">
            <text:p>0.629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BMR</text:p>
          </table:table-cell>
          <table:table-cell office:value-type="float" office:value="60.967701">
            <text:p>60.967701</text:p>
          </table:table-cell>
          <table:table-cell office:value-type="float" office:value="-144.605103">
            <text:p>-144.605103</text:p>
          </table:table-cell>
          <table:table-cell office:value-type="float" office:value="842">
            <text:p>842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70];&quot;_&quot;;[.B70];&quot;_&quot;;[.I70])" office:value-type="string" office:string-value="AK_BMR_--">
            <text:p>AK_BMR_--</text:p>
          </table:table-cell>
          <table:table-cell office:value-type="string">
            <text:p>LATLON</text:p>
          </table:table-cell>
          <table:table-cell table:formula="of:=[.C70]" office:value-type="float" office:value="60.967701">
            <text:p>60.967701</text:p>
          </table:table-cell>
          <table:table-cell table:formula="of:=[.D70]" office:value-type="float" office:value="-144.605103">
            <text:p>-144.605103</text:p>
          </table:table-cell>
          <table:table-cell office:value-type="float" office:value="0">
            <text:p>0</text:p>
          </table:table-cell>
          <table:table-cell table:formula="of:=[.E70]/1000" office:value-type="float" office:value="0.842">
            <text:p>0.842</text:p>
          </table:table-cell>
        </table:table-row>
        <table:table-row table:style-name="ro2">
          <table:table-cell office:value-type="string">
            <text:p>NP</text:p>
          </table:table-cell>
          <table:table-cell office:value-type="string">
            <text:p>AMJG</text:p>
          </table:table-cell>
          <table:table-cell office:value-type="float" office:value="61.619129">
            <text:p>61.619129</text:p>
          </table:table-cell>
          <table:table-cell office:value-type="float" office:value="-149.321426">
            <text:p>-149.321426</text:p>
          </table:table-cell>
          <table:table-cell office:value-type="float" office:value="135">
            <text:p>135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HN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71];&quot;_&quot;;[.B71];&quot;_&quot;;[.I71])" office:value-type="string" office:string-value="NP_AMJG_1">
            <text:p>NP_AMJG_1</text:p>
          </table:table-cell>
          <table:table-cell office:value-type="string">
            <text:p>LATLON</text:p>
          </table:table-cell>
          <table:table-cell table:formula="of:=[.C71]" office:value-type="float" office:value="61.619129">
            <text:p>61.619129</text:p>
          </table:table-cell>
          <table:table-cell table:formula="of:=[.D71]" office:value-type="float" office:value="-149.321426">
            <text:p>-149.321426</text:p>
          </table:table-cell>
          <table:table-cell office:value-type="float" office:value="0">
            <text:p>0</text:p>
          </table:table-cell>
          <table:table-cell table:formula="of:=[.E71]/1000" office:value-type="float" office:value="0.135">
            <text:p>0.135</text:p>
          </table:table-cell>
        </table:table-row>
        <table:table-row table:style-name="ro2">
          <table:table-cell office:value-type="string">
            <text:p>NP</text:p>
          </table:table-cell>
          <table:table-cell office:value-type="string">
            <text:p>AHOU</text:p>
          </table:table-cell>
          <table:table-cell office:value-type="float" office:value="61.63203">
            <text:p>61.63203</text:p>
          </table:table-cell>
          <table:table-cell office:value-type="float" office:value="-149.796814">
            <text:p>-149.796814</text:p>
          </table:table-cell>
          <table:table-cell office:value-type="float" office:value="84">
            <text:p>84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HN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72];&quot;_&quot;;[.B72];&quot;_&quot;;[.I72])" office:value-type="string" office:string-value="NP_AHOU_1">
            <text:p>NP_AHOU_1</text:p>
          </table:table-cell>
          <table:table-cell office:value-type="string">
            <text:p>LATLON</text:p>
          </table:table-cell>
          <table:table-cell table:formula="of:=[.C72]" office:value-type="float" office:value="61.63203">
            <text:p>61.63203</text:p>
          </table:table-cell>
          <table:table-cell table:formula="of:=[.D72]" office:value-type="float" office:value="-149.796814">
            <text:p>-149.796814</text:p>
          </table:table-cell>
          <table:table-cell office:value-type="float" office:value="0">
            <text:p>0</text:p>
          </table:table-cell>
          <table:table-cell table:formula="of:=[.E72]/1000" office:value-type="float" office:value="0.084">
            <text:p>0.084</text:p>
          </table:table-cell>
        </table:table-row>
        <table:table-row table:style-name="ro2">
          <table:table-cell office:value-type="string">
            <text:p>NP</text:p>
          </table:table-cell>
          <table:table-cell office:value-type="string">
            <text:p>ALUK</text:p>
          </table:table-cell>
          <table:table-cell office:value-type="float" office:value="61.102879">
            <text:p>61.102879</text:p>
          </table:table-cell>
          <table:table-cell office:value-type="float" office:value="-149.815613">
            <text:p>-149.815613</text:p>
          </table:table-cell>
          <table:table-cell office:value-type="float" office:value="96">
            <text:p>96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HN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73];&quot;_&quot;;[.B73];&quot;_&quot;;[.I73])" office:value-type="string" office:string-value="NP_ALUK_1">
            <text:p>NP_ALUK_1</text:p>
          </table:table-cell>
          <table:table-cell office:value-type="string">
            <text:p>LATLON</text:p>
          </table:table-cell>
          <table:table-cell table:formula="of:=[.C73]" office:value-type="float" office:value="61.102879">
            <text:p>61.102879</text:p>
          </table:table-cell>
          <table:table-cell table:formula="of:=[.D73]" office:value-type="float" office:value="-149.815613">
            <text:p>-149.815613</text:p>
          </table:table-cell>
          <table:table-cell office:value-type="float" office:value="0">
            <text:p>0</text:p>
          </table:table-cell>
          <table:table-cell table:formula="of:=[.E73]/1000" office:value-type="float" office:value="0.096">
            <text:p>0.096</text:p>
          </table:table-cell>
        </table:table-row>
        <table:table-row table:style-name="ro2">
          <table:table-cell office:value-type="string">
            <text:p>NP</text:p>
          </table:table-cell>
          <table:table-cell office:value-type="string">
            <text:p>ARTY</text:p>
          </table:table-cell>
          <table:table-cell office:value-type="float" office:value="61.39703">
            <text:p>61.39703</text:p>
          </table:table-cell>
          <table:table-cell office:value-type="float" office:value="-149.437546">
            <text:p>-149.437546</text:p>
          </table:table-cell>
          <table:table-cell office:value-type="float" office:value="220">
            <text:p>220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HN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74];&quot;_&quot;;[.B74];&quot;_&quot;;[.I74])" office:value-type="string" office:string-value="NP_ARTY_1">
            <text:p>NP_ARTY_1</text:p>
          </table:table-cell>
          <table:table-cell office:value-type="string">
            <text:p>LATLON</text:p>
          </table:table-cell>
          <table:table-cell table:formula="of:=[.C74]" office:value-type="float" office:value="61.39703">
            <text:p>61.39703</text:p>
          </table:table-cell>
          <table:table-cell table:formula="of:=[.D74]" office:value-type="float" office:value="-149.437546">
            <text:p>-149.437546</text:p>
          </table:table-cell>
          <table:table-cell office:value-type="float" office:value="0">
            <text:p>0</text:p>
          </table:table-cell>
          <table:table-cell table:formula="of:=[.E74]/1000" office:value-type="float" office:value="0.22">
            <text:p>0.22</text:p>
          </table:table-cell>
        </table:table-row>
        <table:table-row table:style-name="ro2">
          <table:table-cell office:value-type="string">
            <text:p>NP</text:p>
          </table:table-cell>
          <table:table-cell office:value-type="string">
            <text:p>ABBK</text:p>
          </table:table-cell>
          <table:table-cell office:value-type="float" office:value="61.113819">
            <text:p>61.113819</text:p>
          </table:table-cell>
          <table:table-cell office:value-type="float" office:value="-149.715637">
            <text:p>-149.715637</text:p>
          </table:table-cell>
          <table:table-cell office:value-type="float" office:value="418">
            <text:p>418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HN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75];&quot;_&quot;;[.B75];&quot;_&quot;;[.I75])" office:value-type="string" office:string-value="NP_ABBK_1">
            <text:p>NP_ABBK_1</text:p>
          </table:table-cell>
          <table:table-cell office:value-type="string">
            <text:p>LATLON</text:p>
          </table:table-cell>
          <table:table-cell table:formula="of:=[.C75]" office:value-type="float" office:value="61.113819">
            <text:p>61.113819</text:p>
          </table:table-cell>
          <table:table-cell table:formula="of:=[.D75]" office:value-type="float" office:value="-149.715637">
            <text:p>-149.715637</text:p>
          </table:table-cell>
          <table:table-cell office:value-type="float" office:value="0">
            <text:p>0</text:p>
          </table:table-cell>
          <table:table-cell table:formula="of:=[.E75]/1000" office:value-type="float" office:value="0.418">
            <text:p>0.418</text:p>
          </table:table-cell>
        </table:table-row>
        <table:table-row table:style-name="ro2">
          <table:table-cell office:value-type="string">
            <text:p>NP</text:p>
          </table:table-cell>
          <table:table-cell office:value-type="float" office:value="8052">
            <text:p>8052</text:p>
          </table:table-cell>
          <table:table-cell office:value-type="float" office:value="60.10265">
            <text:p>60.10265</text:p>
          </table:table-cell>
          <table:table-cell office:value-type="float" office:value="-149.437927">
            <text:p>-149.437927</text:p>
          </table:table-cell>
          <table:table-cell office:value-type="float" office:value="13">
            <text:p>13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HN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76];&quot;_&quot;;[.B76];&quot;_&quot;;[.I76])" office:value-type="string" office:string-value="NP_8052_1">
            <text:p>NP_8052_1</text:p>
          </table:table-cell>
          <table:table-cell office:value-type="string">
            <text:p>LATLON</text:p>
          </table:table-cell>
          <table:table-cell table:formula="of:=[.C76]" office:value-type="float" office:value="60.10265">
            <text:p>60.10265</text:p>
          </table:table-cell>
          <table:table-cell table:formula="of:=[.D76]" office:value-type="float" office:value="-149.437927">
            <text:p>-149.437927</text:p>
          </table:table-cell>
          <table:table-cell office:value-type="float" office:value="0">
            <text:p>0</text:p>
          </table:table-cell>
          <table:table-cell table:formula="of:=[.E76]/1000" office:value-type="float" office:value="0.013">
            <text:p>0.013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SPU</text:p>
          </table:table-cell>
          <table:table-cell office:value-type="float" office:value="61.181099">
            <text:p>61.181099</text:p>
          </table:table-cell>
          <table:table-cell office:value-type="float" office:value="-152.056595">
            <text:p>-152.056595</text:p>
          </table:table-cell>
          <table:table-cell office:value-type="float" office:value="800">
            <text:p>800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77];&quot;_&quot;;[.B77];&quot;_&quot;;[.I77])" office:value-type="string" office:string-value="AV_SPU_--">
            <text:p>AV_SPU_--</text:p>
          </table:table-cell>
          <table:table-cell office:value-type="string">
            <text:p>LATLON</text:p>
          </table:table-cell>
          <table:table-cell table:formula="of:=[.C77]" office:value-type="float" office:value="61.181099">
            <text:p>61.181099</text:p>
          </table:table-cell>
          <table:table-cell table:formula="of:=[.D77]" office:value-type="float" office:value="-152.056595">
            <text:p>-152.056595</text:p>
          </table:table-cell>
          <table:table-cell office:value-type="float" office:value="0">
            <text:p>0</text:p>
          </table:table-cell>
          <table:table-cell table:formula="of:=[.E77]/1000" office:value-type="float" office:value="0.8">
            <text:p>0.8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ILNE</text:p>
          </table:table-cell>
          <table:table-cell office:value-type="float" office:value="60.057301">
            <text:p>60.057301</text:p>
          </table:table-cell>
          <table:table-cell office:value-type="float" office:value="-153.063538">
            <text:p>-153.063538</text:p>
          </table:table-cell>
          <table:table-cell office:value-type="float" office:value="1614">
            <text:p>1614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S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78];&quot;_&quot;;[.B78];&quot;_&quot;;[.I78])" office:value-type="string" office:string-value="AV_ILNE_--">
            <text:p>AV_ILNE_--</text:p>
          </table:table-cell>
          <table:table-cell office:value-type="string">
            <text:p>LATLON</text:p>
          </table:table-cell>
          <table:table-cell table:formula="of:=[.C78]" office:value-type="float" office:value="60.057301">
            <text:p>60.057301</text:p>
          </table:table-cell>
          <table:table-cell table:formula="of:=[.D78]" office:value-type="float" office:value="-153.063538">
            <text:p>-153.063538</text:p>
          </table:table-cell>
          <table:table-cell office:value-type="float" office:value="0">
            <text:p>0</text:p>
          </table:table-cell>
          <table:table-cell table:formula="of:=[.E78]/1000" office:value-type="float" office:value="1.614">
            <text:p>1.614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WASW</text:p>
          </table:table-cell>
          <table:table-cell office:value-type="float" office:value="61.9277">
            <text:p>61.9277</text:p>
          </table:table-cell>
          <table:table-cell office:value-type="float" office:value="-144.1745">
            <text:p>-144.1745</text:p>
          </table:table-cell>
          <table:table-cell office:value-type="float" office:value="2196">
            <text:p>2196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S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79];&quot;_&quot;;[.B79];&quot;_&quot;;[.I79])" office:value-type="string" office:string-value="AV_WASW_--">
            <text:p>AV_WASW_--</text:p>
          </table:table-cell>
          <table:table-cell office:value-type="string">
            <text:p>LATLON</text:p>
          </table:table-cell>
          <table:table-cell table:formula="of:=[.C79]" office:value-type="float" office:value="61.9277">
            <text:p>61.9277</text:p>
          </table:table-cell>
          <table:table-cell table:formula="of:=[.D79]" office:value-type="float" office:value="-144.1745">
            <text:p>-144.1745</text:p>
          </table:table-cell>
          <table:table-cell office:value-type="float" office:value="0">
            <text:p>0</text:p>
          </table:table-cell>
          <table:table-cell table:formula="of:=[.E79]/1000" office:value-type="float" office:value="2.196">
            <text:p>2.196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NCT</text:p>
          </table:table-cell>
          <table:table-cell office:value-type="float" office:value="60.562099">
            <text:p>60.562099</text:p>
          </table:table-cell>
          <table:table-cell office:value-type="float" office:value="-152.929306">
            <text:p>-152.929306</text:p>
          </table:table-cell>
          <table:table-cell office:value-type="float" office:value="1136">
            <text:p>1136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80];&quot;_&quot;;[.B80];&quot;_&quot;;[.I80])" office:value-type="string" office:string-value="AV_NCT_--">
            <text:p>AV_NCT_--</text:p>
          </table:table-cell>
          <table:table-cell office:value-type="string">
            <text:p>LATLON</text:p>
          </table:table-cell>
          <table:table-cell table:formula="of:=[.C80]" office:value-type="float" office:value="60.562099">
            <text:p>60.562099</text:p>
          </table:table-cell>
          <table:table-cell table:formula="of:=[.D80]" office:value-type="float" office:value="-152.929306">
            <text:p>-152.929306</text:p>
          </table:table-cell>
          <table:table-cell office:value-type="float" office:value="0">
            <text:p>0</text:p>
          </table:table-cell>
          <table:table-cell table:formula="of:=[.E80]/1000" office:value-type="float" office:value="1.136">
            <text:p>1.136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RDDF</text:p>
          </table:table-cell>
          <table:table-cell office:value-type="float" office:value="61.2244">
            <text:p>61.2244</text:p>
          </table:table-cell>
          <table:table-cell office:value-type="float" office:value="-152.185394">
            <text:p>-152.185394</text:p>
          </table:table-cell>
          <table:table-cell office:value-type="float" office:value="735">
            <text:p>735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-</text:p>
          </table:table-cell>
          <table:table-cell office:value-type="string">
            <text:p>BHZ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/>
          <table:table-cell office:value-type="string">
            <text:p>GTSRCE</text:p>
          </table:table-cell>
          <table:table-cell table:formula="of:=CONCATENATE([.A81];&quot;_&quot;;[.B81];&quot;_&quot;;[.I81])" office:value-type="string" office:string-value="AV_RDDF_--">
            <text:p>AV_RDDF_--</text:p>
          </table:table-cell>
          <table:table-cell office:value-type="string">
            <text:p>LATLON</text:p>
          </table:table-cell>
          <table:table-cell table:formula="of:=[.C81]" office:value-type="float" office:value="61.2244">
            <text:p>61.2244</text:p>
          </table:table-cell>
          <table:table-cell table:formula="of:=[.D81]" office:value-type="float" office:value="-152.185394">
            <text:p>-152.185394</text:p>
          </table:table-cell>
          <table:table-cell office:value-type="float" office:value="0">
            <text:p>0</text:p>
          </table:table-cell>
          <table:table-cell table:formula="of:=[.E81]/1000" office:value-type="float" office:value="0.735">
            <text:p>0.735</text:p>
          </table:table-cell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3/12/2018</text:date>, <text:time>11:2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Lomax</meta:initial-creator>
    <meta:creation-date>2018-12-02T17:47:33</meta:creation-date>
    <dc:date>2018-12-03T11:26:24</dc:date>
    <dc:creator>Anthony Lomax</dc:creator>
    <meta:editing-duration>PT30M49S</meta:editing-duration>
    <meta:editing-cycles>5</meta:editing-cycles>
    <meta:generator>OpenOffice/4.1.5$Unix OpenOffice.org_project/415m1$Build-9789</meta:generator>
    <meta:document-statistic meta:table-count="3" meta:cell-count="1527" meta:object-count="0"/>
  </office:meta>
</office:document-meta>
</file>